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91in"/>
    </style:style>
    <style:style style:name="co2" style:family="table-column">
      <style:table-column-properties fo:break-before="auto" style:column-width="0.3756in"/>
    </style:style>
    <style:style style:name="co3" style:family="table-column">
      <style:table-column-properties fo:break-before="auto" style:column-width="0.4339in"/>
    </style:style>
    <style:style style:name="co4" style:family="table-column">
      <style:table-column-properties fo:break-before="auto" style:column-width="0.4091in"/>
    </style:style>
    <style:style style:name="co5" style:family="table-column">
      <style:table-column-properties fo:break-before="auto" style:column-width="0.5016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5181in"/>
    </style:style>
    <style:style style:name="co8" style:family="table-column">
      <style:table-column-properties fo:break-before="auto" style:column-width="0.417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able-cell-properties fo:background-color="#cc99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99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99ff"/>
    </style:style>
    <style:style style:name="ce8" style:family="table-cell" style:parent-style-name="Default">
      <style:table-cell-properties fo:background-color="#cfe7f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fe7f5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cfe7f5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7"/>
        <table:table-column table:style-name="co6" table:default-cell-style-name="ce7"/>
        <table:table-column table:style-name="co3" table:default-cell-style-name="ce7"/>
        <table:table-column table:style-name="co7" table:default-cell-style-name="ce7"/>
        <table:table-column table:style-name="co4" table:default-cell-style-name="ce10"/>
        <table:table-column table:style-name="co1" table:default-cell-style-name="ce11"/>
        <table:table-column table:style-name="co8" table:default-cell-style-name="ce11"/>
        <table:table-column table:style-name="co6" table:default-cell-style-name="ce11"/>
        <table:table-row table:style-name="ro1">
          <table:table-cell/>
          <table:table-cell table:style-name="Default" table:number-columns-repeated="12"/>
        </table:table-row>
        <table:table-row table:style-name="ro1">
          <table:table-cell table:style-name="ce1"/>
          <table:table-cell table:style-name="ce2" office:value-type="string" calcext:value-type="string" table:number-columns-spanned="4" table:number-rows-spanned="1">
            <text:p>Colossus</text:p>
          </table:table-cell>
          <table:covered-table-cell table:number-columns-repeated="3" table:style-name="ce3"/>
          <table:table-cell table:style-name="ce5" office:value-type="string" calcext:value-type="string" table:number-columns-spanned="4" table:number-rows-spanned="1">
            <text:p>Spellwarp Automaton</text:p>
          </table:table-cell>
          <table:covered-table-cell table:number-columns-repeated="3" table:style-name="ce6"/>
          <table:table-cell table:style-name="ce8" office:value-type="string" calcext:value-type="string" table:number-columns-spanned="4" table:number-rows-spanned="1">
            <text:p>Sky Golem</text:p>
          </table:table-cell>
          <table:covered-table-cell table:number-columns-repeated="3" table:style-name="ce9"/>
        </table:table-row>
        <table:table-row table:style-name="ro1">
          <table:table-cell table:style-name="ce1" office:value-type="string" calcext:value-type="string">
            <text:p>Lvl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DD</text:p>
          </table:table-cell>
          <table:table-cell table:style-name="ce3" office:value-type="string" calcext:value-type="string">
            <text:p>DS</text:p>
          </table:table-cell>
          <table:table-cell table:style-name="ce3" office:value-type="string" calcext:value-type="string">
            <text:p>Dam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DD</text:p>
          </table:table-cell>
          <table:table-cell table:style-name="ce6" office:value-type="string" calcext:value-type="string">
            <text:p>DS</text:p>
          </table:table-cell>
          <table:table-cell table:style-name="ce6" office:value-type="string" calcext:value-type="string">
            <text:p>Dam</text:p>
          </table:table-cell>
          <table:table-cell table:style-name="ce9" office:value-type="string" calcext:value-type="string">
            <text:p>L</text:p>
          </table:table-cell>
          <table:table-cell table:style-name="ce9" office:value-type="string" calcext:value-type="string">
            <text:p>DD</text:p>
          </table:table-cell>
          <table:table-cell table:style-name="ce9" office:value-type="string" calcext:value-type="string">
            <text:p>DS</text:p>
          </table:table-cell>
          <table:table-cell table:style-name="ce9" office:value-type="string" calcext:value-type="string">
            <text:p>D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" office:value-type="float" office:value="1" calcext:value-type="float">
            <text:p>1</text:p>
          </table:table-cell>
          <table:table-cell table:formula="of:= 5 + FLOOR([.$B4]/5; 1; 0) + FLOOR([.$B4]*[.$B4]/250; 1; 0)" office:value-type="float" office:value="5" calcext:value-type="float">
            <text:p>5</text:p>
          </table:table-cell>
          <table:table-cell table:formula="of:= 5 + FLOOR([.$B4]/5; 1; 0) + FLOOR([.$B4]*[.$B4]/250; 1; 0)" office:value-type="float" office:value="5" calcext:value-type="float">
            <text:p>5</text:p>
          </table:table-cell>
          <table:table-cell table:formula="of:= [.$B4] + FLOOR([.$B4]*[.$B4]/50; 1; 0) + FLOOR([.$B4]*[.$B4]*[.$B4]/2500; 1; 0)" office:value-type="float" office:value="1" calcext:value-type="float">
            <text:p>1</text:p>
          </table:table-cell>
          <table:table-cell table:formula="of:=MAX(1; FLOOR([.$A4]*97/100; 1; 0))" office:value-type="float" office:value="1" calcext:value-type="float">
            <text:p>1</text:p>
          </table:table-cell>
          <table:table-cell table:formula="of:= 5 + FLOOR([.$F4]/5; 1; 0) + FLOOR([.$F4]*[.$F4]/250; 1; 0)" office:value-type="float" office:value="5" calcext:value-type="float">
            <text:p>5</text:p>
          </table:table-cell>
          <table:table-cell table:formula="of:= 5 + FLOOR([.$F4]/5; 1; 0) + FLOOR([.$F4]*[.$F4]/250; 1; 0)" office:value-type="float" office:value="5" calcext:value-type="float">
            <text:p>5</text:p>
          </table:table-cell>
          <table:table-cell table:formula="of:= [.$F4] + FLOOR([.$F4]*[.$F4]/50; 1; 0) + FLOOR([.$F4]*[.$F4]*[.$F4]/2500; 1; 0)" office:value-type="float" office:value="1" calcext:value-type="float">
            <text:p>1</text:p>
          </table:table-cell>
          <table:table-cell table:formula="of:=MAX(1; FLOOR([.$A4]*95/100; 1; 0))" office:value-type="float" office:value="1" calcext:value-type="float">
            <text:p>1</text:p>
          </table:table-cell>
          <table:table-cell table:formula="of:= 5 + FLOOR([.$J4]/5; 1; 0) + FLOOR([.$J4]*[.$J4]/250; 1; 0)" office:value-type="float" office:value="5" calcext:value-type="float">
            <text:p>5</text:p>
          </table:table-cell>
          <table:table-cell table:formula="of:= 5 + FLOOR([.$J4]/5; 1; 0) + FLOOR([.$J4]*[.$J4]/250; 1; 0)" office:value-type="float" office:value="5" calcext:value-type="float">
            <text:p>5</text:p>
          </table:table-cell>
          <table:table-cell table:formula="of:= [.$J4] + FLOOR([.$J4]*[.$J4]/50; 1; 0) + FLOOR([.$J4]*[.$J4]*[.$J4]/2500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]" office:value-type="float" office:value="2" calcext:value-type="float">
            <text:p>2</text:p>
          </table:table-cell>
          <table:table-cell table:formula="of:= 5 + FLOOR([.$B5]/5; 1; 0) + FLOOR([.$B5]*[.$B5]/250; 1; 0)" office:value-type="float" office:value="5" calcext:value-type="float">
            <text:p>5</text:p>
          </table:table-cell>
          <table:table-cell table:formula="of:= 5 + FLOOR([.$B5]/5; 1; 0) + FLOOR([.$B5]*[.$B5]/250; 1; 0)" office:value-type="float" office:value="5" calcext:value-type="float">
            <text:p>5</text:p>
          </table:table-cell>
          <table:table-cell table:formula="of:= [.$B5] + FLOOR([.$B5]*[.$B5]/50; 1; 0) + FLOOR([.$B5]*[.$B5]*[.$B5]/2500; 1; 0)" office:value-type="float" office:value="2" calcext:value-type="float">
            <text:p>2</text:p>
          </table:table-cell>
          <table:table-cell table:formula="of:=MAX(1; FLOOR([.$A5]*97/100; 1; 0))" office:value-type="float" office:value="1" calcext:value-type="float">
            <text:p>1</text:p>
          </table:table-cell>
          <table:table-cell table:formula="of:= 5 + FLOOR([.$F5]/5; 1; 0) + FLOOR([.$F5]*[.$F5]/250; 1; 0)" office:value-type="float" office:value="5" calcext:value-type="float">
            <text:p>5</text:p>
          </table:table-cell>
          <table:table-cell table:formula="of:= 5 + FLOOR([.$F5]/5; 1; 0) + FLOOR([.$F5]*[.$F5]/250; 1; 0)" office:value-type="float" office:value="5" calcext:value-type="float">
            <text:p>5</text:p>
          </table:table-cell>
          <table:table-cell table:formula="of:= [.$F5] + FLOOR([.$F5]*[.$F5]/50; 1; 0) + FLOOR([.$F5]*[.$F5]*[.$F5]/2500; 1; 0)" office:value-type="float" office:value="1" calcext:value-type="float">
            <text:p>1</text:p>
          </table:table-cell>
          <table:table-cell table:formula="of:=MAX(1; FLOOR([.$A5]*95/100; 1; 0))" office:value-type="float" office:value="1" calcext:value-type="float">
            <text:p>1</text:p>
          </table:table-cell>
          <table:table-cell table:formula="of:= 5 + FLOOR([.$J5]/5; 1; 0) + FLOOR([.$J5]*[.$J5]/250; 1; 0)" office:value-type="float" office:value="5" calcext:value-type="float">
            <text:p>5</text:p>
          </table:table-cell>
          <table:table-cell table:formula="of:= 5 + FLOOR([.$J5]/5; 1; 0) + FLOOR([.$J5]*[.$J5]/250; 1; 0)" office:value-type="float" office:value="5" calcext:value-type="float">
            <text:p>5</text:p>
          </table:table-cell>
          <table:table-cell table:formula="of:= [.$J5] + FLOOR([.$J5]*[.$J5]/50; 1; 0) + FLOOR([.$J5]*[.$J5]*[.$J5]/2500; 1; 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]" office:value-type="float" office:value="3" calcext:value-type="float">
            <text:p>3</text:p>
          </table:table-cell>
          <table:table-cell table:formula="of:= 5 + FLOOR([.$B6]/5; 1; 0) + FLOOR([.$B6]*[.$B6]/250; 1; 0)" office:value-type="float" office:value="5" calcext:value-type="float">
            <text:p>5</text:p>
          </table:table-cell>
          <table:table-cell table:formula="of:= 5 + FLOOR([.$B6]/5; 1; 0) + FLOOR([.$B6]*[.$B6]/250; 1; 0)" office:value-type="float" office:value="5" calcext:value-type="float">
            <text:p>5</text:p>
          </table:table-cell>
          <table:table-cell table:formula="of:= [.$B6] + FLOOR([.$B6]*[.$B6]/50; 1; 0) + FLOOR([.$B6]*[.$B6]*[.$B6]/2500; 1; 0)" office:value-type="float" office:value="3" calcext:value-type="float">
            <text:p>3</text:p>
          </table:table-cell>
          <table:table-cell table:formula="of:=MAX(1; FLOOR([.$A6]*97/100; 1; 0))" office:value-type="float" office:value="2" calcext:value-type="float">
            <text:p>2</text:p>
          </table:table-cell>
          <table:table-cell table:formula="of:= 5 + FLOOR([.$F6]/5; 1; 0) + FLOOR([.$F6]*[.$F6]/250; 1; 0)" office:value-type="float" office:value="5" calcext:value-type="float">
            <text:p>5</text:p>
          </table:table-cell>
          <table:table-cell table:formula="of:= 5 + FLOOR([.$F6]/5; 1; 0) + FLOOR([.$F6]*[.$F6]/250; 1; 0)" office:value-type="float" office:value="5" calcext:value-type="float">
            <text:p>5</text:p>
          </table:table-cell>
          <table:table-cell table:formula="of:= [.$F6] + FLOOR([.$F6]*[.$F6]/50; 1; 0) + FLOOR([.$F6]*[.$F6]*[.$F6]/2500; 1; 0)" office:value-type="float" office:value="2" calcext:value-type="float">
            <text:p>2</text:p>
          </table:table-cell>
          <table:table-cell table:formula="of:=MAX(1; FLOOR([.$A6]*95/100; 1; 0))" office:value-type="float" office:value="2" calcext:value-type="float">
            <text:p>2</text:p>
          </table:table-cell>
          <table:table-cell table:formula="of:= 5 + FLOOR([.$J6]/5; 1; 0) + FLOOR([.$J6]*[.$J6]/250; 1; 0)" office:value-type="float" office:value="5" calcext:value-type="float">
            <text:p>5</text:p>
          </table:table-cell>
          <table:table-cell table:formula="of:= 5 + FLOOR([.$J6]/5; 1; 0) + FLOOR([.$J6]*[.$J6]/250; 1; 0)" office:value-type="float" office:value="5" calcext:value-type="float">
            <text:p>5</text:p>
          </table:table-cell>
          <table:table-cell table:formula="of:= [.$J6] + FLOOR([.$J6]*[.$J6]/50; 1; 0) + FLOOR([.$J6]*[.$J6]*[.$J6]/2500; 1; 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]" office:value-type="float" office:value="4" calcext:value-type="float">
            <text:p>4</text:p>
          </table:table-cell>
          <table:table-cell table:formula="of:= 5 + FLOOR([.$B7]/5; 1; 0) + FLOOR([.$B7]*[.$B7]/250; 1; 0)" office:value-type="float" office:value="5" calcext:value-type="float">
            <text:p>5</text:p>
          </table:table-cell>
          <table:table-cell table:formula="of:= 5 + FLOOR([.$B7]/5; 1; 0) + FLOOR([.$B7]*[.$B7]/250; 1; 0)" office:value-type="float" office:value="5" calcext:value-type="float">
            <text:p>5</text:p>
          </table:table-cell>
          <table:table-cell table:formula="of:= [.$B7] + FLOOR([.$B7]*[.$B7]/50; 1; 0) + FLOOR([.$B7]*[.$B7]*[.$B7]/2500; 1; 0)" office:value-type="float" office:value="4" calcext:value-type="float">
            <text:p>4</text:p>
          </table:table-cell>
          <table:table-cell table:formula="of:=MAX(1; FLOOR([.$A7]*97/100; 1; 0))" office:value-type="float" office:value="3" calcext:value-type="float">
            <text:p>3</text:p>
          </table:table-cell>
          <table:table-cell table:formula="of:= 5 + FLOOR([.$F7]/5; 1; 0) + FLOOR([.$F7]*[.$F7]/250; 1; 0)" office:value-type="float" office:value="5" calcext:value-type="float">
            <text:p>5</text:p>
          </table:table-cell>
          <table:table-cell table:formula="of:= 5 + FLOOR([.$F7]/5; 1; 0) + FLOOR([.$F7]*[.$F7]/250; 1; 0)" office:value-type="float" office:value="5" calcext:value-type="float">
            <text:p>5</text:p>
          </table:table-cell>
          <table:table-cell table:formula="of:= [.$F7] + FLOOR([.$F7]*[.$F7]/50; 1; 0) + FLOOR([.$F7]*[.$F7]*[.$F7]/2500; 1; 0)" office:value-type="float" office:value="3" calcext:value-type="float">
            <text:p>3</text:p>
          </table:table-cell>
          <table:table-cell table:formula="of:=MAX(1; FLOOR([.$A7]*95/100; 1; 0))" office:value-type="float" office:value="3" calcext:value-type="float">
            <text:p>3</text:p>
          </table:table-cell>
          <table:table-cell table:formula="of:= 5 + FLOOR([.$J7]/5; 1; 0) + FLOOR([.$J7]*[.$J7]/250; 1; 0)" office:value-type="float" office:value="5" calcext:value-type="float">
            <text:p>5</text:p>
          </table:table-cell>
          <table:table-cell table:formula="of:= 5 + FLOOR([.$J7]/5; 1; 0) + FLOOR([.$J7]*[.$J7]/250; 1; 0)" office:value-type="float" office:value="5" calcext:value-type="float">
            <text:p>5</text:p>
          </table:table-cell>
          <table:table-cell table:formula="of:= [.$J7] + FLOOR([.$J7]*[.$J7]/50; 1; 0) + FLOOR([.$J7]*[.$J7]*[.$J7]/2500; 1; 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8]" office:value-type="float" office:value="5" calcext:value-type="float">
            <text:p>5</text:p>
          </table:table-cell>
          <table:table-cell table:formula="of:= 5 + FLOOR([.$B8]/5; 1; 0) + FLOOR([.$B8]*[.$B8]/250; 1; 0)" office:value-type="float" office:value="6" calcext:value-type="float">
            <text:p>6</text:p>
          </table:table-cell>
          <table:table-cell table:formula="of:= 5 + FLOOR([.$B8]/5; 1; 0) + FLOOR([.$B8]*[.$B8]/250; 1; 0)" office:value-type="float" office:value="6" calcext:value-type="float">
            <text:p>6</text:p>
          </table:table-cell>
          <table:table-cell table:formula="of:= [.$B8] + FLOOR([.$B8]*[.$B8]/50; 1; 0) + FLOOR([.$B8]*[.$B8]*[.$B8]/2500; 1; 0)" office:value-type="float" office:value="5" calcext:value-type="float">
            <text:p>5</text:p>
          </table:table-cell>
          <table:table-cell table:formula="of:=MAX(1; FLOOR([.$A8]*97/100; 1; 0))" office:value-type="float" office:value="4" calcext:value-type="float">
            <text:p>4</text:p>
          </table:table-cell>
          <table:table-cell table:formula="of:= 5 + FLOOR([.$F8]/5; 1; 0) + FLOOR([.$F8]*[.$F8]/250; 1; 0)" office:value-type="float" office:value="5" calcext:value-type="float">
            <text:p>5</text:p>
          </table:table-cell>
          <table:table-cell table:formula="of:= 5 + FLOOR([.$F8]/5; 1; 0) + FLOOR([.$F8]*[.$F8]/250; 1; 0)" office:value-type="float" office:value="5" calcext:value-type="float">
            <text:p>5</text:p>
          </table:table-cell>
          <table:table-cell table:formula="of:= [.$F8] + FLOOR([.$F8]*[.$F8]/50; 1; 0) + FLOOR([.$F8]*[.$F8]*[.$F8]/2500; 1; 0)" office:value-type="float" office:value="4" calcext:value-type="float">
            <text:p>4</text:p>
          </table:table-cell>
          <table:table-cell table:formula="of:=MAX(1; FLOOR([.$A8]*95/100; 1; 0))" office:value-type="float" office:value="4" calcext:value-type="float">
            <text:p>4</text:p>
          </table:table-cell>
          <table:table-cell table:formula="of:= 5 + FLOOR([.$J8]/5; 1; 0) + FLOOR([.$J8]*[.$J8]/250; 1; 0)" office:value-type="float" office:value="5" calcext:value-type="float">
            <text:p>5</text:p>
          </table:table-cell>
          <table:table-cell table:formula="of:= 5 + FLOOR([.$J8]/5; 1; 0) + FLOOR([.$J8]*[.$J8]/250; 1; 0)" office:value-type="float" office:value="5" calcext:value-type="float">
            <text:p>5</text:p>
          </table:table-cell>
          <table:table-cell table:formula="of:= [.$J8] + FLOOR([.$J8]*[.$J8]/50; 1; 0) + FLOOR([.$J8]*[.$J8]*[.$J8]/2500; 1; 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9]" office:value-type="float" office:value="6" calcext:value-type="float">
            <text:p>6</text:p>
          </table:table-cell>
          <table:table-cell table:formula="of:= 5 + FLOOR([.$B9]/5; 1; 0) + FLOOR([.$B9]*[.$B9]/250; 1; 0)" office:value-type="float" office:value="6" calcext:value-type="float">
            <text:p>6</text:p>
          </table:table-cell>
          <table:table-cell table:formula="of:= 5 + FLOOR([.$B9]/5; 1; 0) + FLOOR([.$B9]*[.$B9]/250; 1; 0)" office:value-type="float" office:value="6" calcext:value-type="float">
            <text:p>6</text:p>
          </table:table-cell>
          <table:table-cell table:formula="of:= [.$B9] + FLOOR([.$B9]*[.$B9]/50; 1; 0) + FLOOR([.$B9]*[.$B9]*[.$B9]/2500; 1; 0)" office:value-type="float" office:value="6" calcext:value-type="float">
            <text:p>6</text:p>
          </table:table-cell>
          <table:table-cell table:formula="of:=MAX(1; FLOOR([.$A9]*97/100; 1; 0))" office:value-type="float" office:value="5" calcext:value-type="float">
            <text:p>5</text:p>
          </table:table-cell>
          <table:table-cell table:formula="of:= 5 + FLOOR([.$F9]/5; 1; 0) + FLOOR([.$F9]*[.$F9]/250; 1; 0)" office:value-type="float" office:value="6" calcext:value-type="float">
            <text:p>6</text:p>
          </table:table-cell>
          <table:table-cell table:formula="of:= 5 + FLOOR([.$F9]/5; 1; 0) + FLOOR([.$F9]*[.$F9]/250; 1; 0)" office:value-type="float" office:value="6" calcext:value-type="float">
            <text:p>6</text:p>
          </table:table-cell>
          <table:table-cell table:formula="of:= [.$F9] + FLOOR([.$F9]*[.$F9]/50; 1; 0) + FLOOR([.$F9]*[.$F9]*[.$F9]/2500; 1; 0)" office:value-type="float" office:value="5" calcext:value-type="float">
            <text:p>5</text:p>
          </table:table-cell>
          <table:table-cell table:formula="of:=MAX(1; FLOOR([.$A9]*95/100; 1; 0))" office:value-type="float" office:value="5" calcext:value-type="float">
            <text:p>5</text:p>
          </table:table-cell>
          <table:table-cell table:formula="of:= 5 + FLOOR([.$J9]/5; 1; 0) + FLOOR([.$J9]*[.$J9]/250; 1; 0)" office:value-type="float" office:value="6" calcext:value-type="float">
            <text:p>6</text:p>
          </table:table-cell>
          <table:table-cell table:formula="of:= 5 + FLOOR([.$J9]/5; 1; 0) + FLOOR([.$J9]*[.$J9]/250; 1; 0)" office:value-type="float" office:value="6" calcext:value-type="float">
            <text:p>6</text:p>
          </table:table-cell>
          <table:table-cell table:formula="of:= [.$J9] + FLOOR([.$J9]*[.$J9]/50; 1; 0) + FLOOR([.$J9]*[.$J9]*[.$J9]/2500; 1; 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0]" office:value-type="float" office:value="7" calcext:value-type="float">
            <text:p>7</text:p>
          </table:table-cell>
          <table:table-cell table:formula="of:= 5 + FLOOR([.$B10]/5; 1; 0) + FLOOR([.$B10]*[.$B10]/250; 1; 0)" office:value-type="float" office:value="6" calcext:value-type="float">
            <text:p>6</text:p>
          </table:table-cell>
          <table:table-cell table:formula="of:= 5 + FLOOR([.$B10]/5; 1; 0) + FLOOR([.$B10]*[.$B10]/250; 1; 0)" office:value-type="float" office:value="6" calcext:value-type="float">
            <text:p>6</text:p>
          </table:table-cell>
          <table:table-cell table:formula="of:= [.$B10] + FLOOR([.$B10]*[.$B10]/50; 1; 0) + FLOOR([.$B10]*[.$B10]*[.$B10]/2500; 1; 0)" office:value-type="float" office:value="7" calcext:value-type="float">
            <text:p>7</text:p>
          </table:table-cell>
          <table:table-cell table:formula="of:=MAX(1; FLOOR([.$A10]*97/100; 1; 0))" office:value-type="float" office:value="6" calcext:value-type="float">
            <text:p>6</text:p>
          </table:table-cell>
          <table:table-cell table:formula="of:= 5 + FLOOR([.$F10]/5; 1; 0) + FLOOR([.$F10]*[.$F10]/250; 1; 0)" office:value-type="float" office:value="6" calcext:value-type="float">
            <text:p>6</text:p>
          </table:table-cell>
          <table:table-cell table:formula="of:= 5 + FLOOR([.$F10]/5; 1; 0) + FLOOR([.$F10]*[.$F10]/250; 1; 0)" office:value-type="float" office:value="6" calcext:value-type="float">
            <text:p>6</text:p>
          </table:table-cell>
          <table:table-cell table:formula="of:= [.$F10] + FLOOR([.$F10]*[.$F10]/50; 1; 0) + FLOOR([.$F10]*[.$F10]*[.$F10]/2500; 1; 0)" office:value-type="float" office:value="6" calcext:value-type="float">
            <text:p>6</text:p>
          </table:table-cell>
          <table:table-cell table:formula="of:=MAX(1; FLOOR([.$A10]*95/100; 1; 0))" office:value-type="float" office:value="6" calcext:value-type="float">
            <text:p>6</text:p>
          </table:table-cell>
          <table:table-cell table:formula="of:= 5 + FLOOR([.$J10]/5; 1; 0) + FLOOR([.$J10]*[.$J10]/250; 1; 0)" office:value-type="float" office:value="6" calcext:value-type="float">
            <text:p>6</text:p>
          </table:table-cell>
          <table:table-cell table:formula="of:= 5 + FLOOR([.$J10]/5; 1; 0) + FLOOR([.$J10]*[.$J10]/250; 1; 0)" office:value-type="float" office:value="6" calcext:value-type="float">
            <text:p>6</text:p>
          </table:table-cell>
          <table:table-cell table:formula="of:= [.$J10] + FLOOR([.$J10]*[.$J10]/50; 1; 0) + FLOOR([.$J10]*[.$J10]*[.$J10]/2500; 1; 0)"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1]" office:value-type="float" office:value="8" calcext:value-type="float">
            <text:p>8</text:p>
          </table:table-cell>
          <table:table-cell table:formula="of:= 5 + FLOOR([.$B11]/5; 1; 0) + FLOOR([.$B11]*[.$B11]/250; 1; 0)" office:value-type="float" office:value="6" calcext:value-type="float">
            <text:p>6</text:p>
          </table:table-cell>
          <table:table-cell table:formula="of:= 5 + FLOOR([.$B11]/5; 1; 0) + FLOOR([.$B11]*[.$B11]/250; 1; 0)" office:value-type="float" office:value="6" calcext:value-type="float">
            <text:p>6</text:p>
          </table:table-cell>
          <table:table-cell table:formula="of:= [.$B11] + FLOOR([.$B11]*[.$B11]/50; 1; 0) + FLOOR([.$B11]*[.$B11]*[.$B11]/2500; 1; 0)" office:value-type="float" office:value="9" calcext:value-type="float">
            <text:p>9</text:p>
          </table:table-cell>
          <table:table-cell table:formula="of:=MAX(1; FLOOR([.$A11]*97/100; 1; 0))" office:value-type="float" office:value="7" calcext:value-type="float">
            <text:p>7</text:p>
          </table:table-cell>
          <table:table-cell table:formula="of:= 5 + FLOOR([.$F11]/5; 1; 0) + FLOOR([.$F11]*[.$F11]/250; 1; 0)" office:value-type="float" office:value="6" calcext:value-type="float">
            <text:p>6</text:p>
          </table:table-cell>
          <table:table-cell table:formula="of:= 5 + FLOOR([.$F11]/5; 1; 0) + FLOOR([.$F11]*[.$F11]/250; 1; 0)" office:value-type="float" office:value="6" calcext:value-type="float">
            <text:p>6</text:p>
          </table:table-cell>
          <table:table-cell table:formula="of:= [.$F11] + FLOOR([.$F11]*[.$F11]/50; 1; 0) + FLOOR([.$F11]*[.$F11]*[.$F11]/2500; 1; 0)" office:value-type="float" office:value="7" calcext:value-type="float">
            <text:p>7</text:p>
          </table:table-cell>
          <table:table-cell table:formula="of:=MAX(1; FLOOR([.$A11]*95/100; 1; 0))" office:value-type="float" office:value="7" calcext:value-type="float">
            <text:p>7</text:p>
          </table:table-cell>
          <table:table-cell table:formula="of:= 5 + FLOOR([.$J11]/5; 1; 0) + FLOOR([.$J11]*[.$J11]/250; 1; 0)" office:value-type="float" office:value="6" calcext:value-type="float">
            <text:p>6</text:p>
          </table:table-cell>
          <table:table-cell table:formula="of:= 5 + FLOOR([.$J11]/5; 1; 0) + FLOOR([.$J11]*[.$J11]/250; 1; 0)" office:value-type="float" office:value="6" calcext:value-type="float">
            <text:p>6</text:p>
          </table:table-cell>
          <table:table-cell table:formula="of:= [.$J11] + FLOOR([.$J11]*[.$J11]/50; 1; 0) + FLOOR([.$J11]*[.$J11]*[.$J11]/2500; 1; 0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2]" office:value-type="float" office:value="9" calcext:value-type="float">
            <text:p>9</text:p>
          </table:table-cell>
          <table:table-cell table:formula="of:= 5 + FLOOR([.$B12]/5; 1; 0) + FLOOR([.$B12]*[.$B12]/250; 1; 0)" office:value-type="float" office:value="6" calcext:value-type="float">
            <text:p>6</text:p>
          </table:table-cell>
          <table:table-cell table:formula="of:= 5 + FLOOR([.$B12]/5; 1; 0) + FLOOR([.$B12]*[.$B12]/250; 1; 0)" office:value-type="float" office:value="6" calcext:value-type="float">
            <text:p>6</text:p>
          </table:table-cell>
          <table:table-cell table:formula="of:= [.$B12] + FLOOR([.$B12]*[.$B12]/50; 1; 0) + FLOOR([.$B12]*[.$B12]*[.$B12]/2500; 1; 0)" office:value-type="float" office:value="10" calcext:value-type="float">
            <text:p>10</text:p>
          </table:table-cell>
          <table:table-cell table:formula="of:=MAX(1; FLOOR([.$A12]*97/100; 1; 0))" office:value-type="float" office:value="8" calcext:value-type="float">
            <text:p>8</text:p>
          </table:table-cell>
          <table:table-cell table:formula="of:= 5 + FLOOR([.$F12]/5; 1; 0) + FLOOR([.$F12]*[.$F12]/250; 1; 0)" office:value-type="float" office:value="6" calcext:value-type="float">
            <text:p>6</text:p>
          </table:table-cell>
          <table:table-cell table:formula="of:= 5 + FLOOR([.$F12]/5; 1; 0) + FLOOR([.$F12]*[.$F12]/250; 1; 0)" office:value-type="float" office:value="6" calcext:value-type="float">
            <text:p>6</text:p>
          </table:table-cell>
          <table:table-cell table:formula="of:= [.$F12] + FLOOR([.$F12]*[.$F12]/50; 1; 0) + FLOOR([.$F12]*[.$F12]*[.$F12]/2500; 1; 0)" office:value-type="float" office:value="9" calcext:value-type="float">
            <text:p>9</text:p>
          </table:table-cell>
          <table:table-cell table:formula="of:=MAX(1; FLOOR([.$A12]*95/100; 1; 0))" office:value-type="float" office:value="8" calcext:value-type="float">
            <text:p>8</text:p>
          </table:table-cell>
          <table:table-cell table:formula="of:= 5 + FLOOR([.$J12]/5; 1; 0) + FLOOR([.$J12]*[.$J12]/250; 1; 0)" office:value-type="float" office:value="6" calcext:value-type="float">
            <text:p>6</text:p>
          </table:table-cell>
          <table:table-cell table:formula="of:= 5 + FLOOR([.$J12]/5; 1; 0) + FLOOR([.$J12]*[.$J12]/250; 1; 0)" office:value-type="float" office:value="6" calcext:value-type="float">
            <text:p>6</text:p>
          </table:table-cell>
          <table:table-cell table:formula="of:= [.$J12] + FLOOR([.$J12]*[.$J12]/50; 1; 0) + FLOOR([.$J12]*[.$J12]*[.$J12]/2500; 1; 0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3]" office:value-type="float" office:value="10" calcext:value-type="float">
            <text:p>10</text:p>
          </table:table-cell>
          <table:table-cell table:formula="of:= 5 + FLOOR([.$B13]/5; 1; 0) + FLOOR([.$B13]*[.$B13]/250; 1; 0)" office:value-type="float" office:value="7" calcext:value-type="float">
            <text:p>7</text:p>
          </table:table-cell>
          <table:table-cell table:formula="of:= 5 + FLOOR([.$B13]/5; 1; 0) + FLOOR([.$B13]*[.$B13]/250; 1; 0)" office:value-type="float" office:value="7" calcext:value-type="float">
            <text:p>7</text:p>
          </table:table-cell>
          <table:table-cell table:formula="of:= [.$B13] + FLOOR([.$B13]*[.$B13]/50; 1; 0) + FLOOR([.$B13]*[.$B13]*[.$B13]/2500; 1; 0)" office:value-type="float" office:value="12" calcext:value-type="float">
            <text:p>12</text:p>
          </table:table-cell>
          <table:table-cell table:formula="of:=MAX(1; FLOOR([.$A13]*97/100; 1; 0))" office:value-type="float" office:value="9" calcext:value-type="float">
            <text:p>9</text:p>
          </table:table-cell>
          <table:table-cell table:formula="of:= 5 + FLOOR([.$F13]/5; 1; 0) + FLOOR([.$F13]*[.$F13]/250; 1; 0)" office:value-type="float" office:value="6" calcext:value-type="float">
            <text:p>6</text:p>
          </table:table-cell>
          <table:table-cell table:formula="of:= 5 + FLOOR([.$F13]/5; 1; 0) + FLOOR([.$F13]*[.$F13]/250; 1; 0)" office:value-type="float" office:value="6" calcext:value-type="float">
            <text:p>6</text:p>
          </table:table-cell>
          <table:table-cell table:formula="of:= [.$F13] + FLOOR([.$F13]*[.$F13]/50; 1; 0) + FLOOR([.$F13]*[.$F13]*[.$F13]/2500; 1; 0)" office:value-type="float" office:value="10" calcext:value-type="float">
            <text:p>10</text:p>
          </table:table-cell>
          <table:table-cell table:formula="of:=MAX(1; FLOOR([.$A13]*95/100; 1; 0))" office:value-type="float" office:value="9" calcext:value-type="float">
            <text:p>9</text:p>
          </table:table-cell>
          <table:table-cell table:formula="of:= 5 + FLOOR([.$J13]/5; 1; 0) + FLOOR([.$J13]*[.$J13]/250; 1; 0)" office:value-type="float" office:value="6" calcext:value-type="float">
            <text:p>6</text:p>
          </table:table-cell>
          <table:table-cell table:formula="of:= 5 + FLOOR([.$J13]/5; 1; 0) + FLOOR([.$J13]*[.$J13]/250; 1; 0)" office:value-type="float" office:value="6" calcext:value-type="float">
            <text:p>6</text:p>
          </table:table-cell>
          <table:table-cell table:formula="of:= [.$J13] + FLOOR([.$J13]*[.$J13]/50; 1; 0) + FLOOR([.$J13]*[.$J13]*[.$J13]/2500; 1; 0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4]" office:value-type="float" office:value="11" calcext:value-type="float">
            <text:p>11</text:p>
          </table:table-cell>
          <table:table-cell table:formula="of:= 5 + FLOOR([.$B14]/5; 1; 0) + FLOOR([.$B14]*[.$B14]/250; 1; 0)" office:value-type="float" office:value="7" calcext:value-type="float">
            <text:p>7</text:p>
          </table:table-cell>
          <table:table-cell table:formula="of:= 5 + FLOOR([.$B14]/5; 1; 0) + FLOOR([.$B14]*[.$B14]/250; 1; 0)" office:value-type="float" office:value="7" calcext:value-type="float">
            <text:p>7</text:p>
          </table:table-cell>
          <table:table-cell table:formula="of:= [.$B14] + FLOOR([.$B14]*[.$B14]/50; 1; 0) + FLOOR([.$B14]*[.$B14]*[.$B14]/2500; 1; 0)" office:value-type="float" office:value="13" calcext:value-type="float">
            <text:p>13</text:p>
          </table:table-cell>
          <table:table-cell table:formula="of:=MAX(1; FLOOR([.$A14]*97/100; 1; 0))" office:value-type="float" office:value="10" calcext:value-type="float">
            <text:p>10</text:p>
          </table:table-cell>
          <table:table-cell table:formula="of:= 5 + FLOOR([.$F14]/5; 1; 0) + FLOOR([.$F14]*[.$F14]/250; 1; 0)" office:value-type="float" office:value="7" calcext:value-type="float">
            <text:p>7</text:p>
          </table:table-cell>
          <table:table-cell table:formula="of:= 5 + FLOOR([.$F14]/5; 1; 0) + FLOOR([.$F14]*[.$F14]/250; 1; 0)" office:value-type="float" office:value="7" calcext:value-type="float">
            <text:p>7</text:p>
          </table:table-cell>
          <table:table-cell table:formula="of:= [.$F14] + FLOOR([.$F14]*[.$F14]/50; 1; 0) + FLOOR([.$F14]*[.$F14]*[.$F14]/2500; 1; 0)" office:value-type="float" office:value="12" calcext:value-type="float">
            <text:p>12</text:p>
          </table:table-cell>
          <table:table-cell table:formula="of:=MAX(1; FLOOR([.$A14]*95/100; 1; 0))" office:value-type="float" office:value="10" calcext:value-type="float">
            <text:p>10</text:p>
          </table:table-cell>
          <table:table-cell table:formula="of:= 5 + FLOOR([.$J14]/5; 1; 0) + FLOOR([.$J14]*[.$J14]/250; 1; 0)" office:value-type="float" office:value="7" calcext:value-type="float">
            <text:p>7</text:p>
          </table:table-cell>
          <table:table-cell table:formula="of:= 5 + FLOOR([.$J14]/5; 1; 0) + FLOOR([.$J14]*[.$J14]/250; 1; 0)" office:value-type="float" office:value="7" calcext:value-type="float">
            <text:p>7</text:p>
          </table:table-cell>
          <table:table-cell table:formula="of:= [.$J14] + FLOOR([.$J14]*[.$J14]/50; 1; 0) + FLOOR([.$J14]*[.$J14]*[.$J14]/2500; 1; 0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5]" office:value-type="float" office:value="12" calcext:value-type="float">
            <text:p>12</text:p>
          </table:table-cell>
          <table:table-cell table:formula="of:= 5 + FLOOR([.$B15]/5; 1; 0) + FLOOR([.$B15]*[.$B15]/250; 1; 0)" office:value-type="float" office:value="7" calcext:value-type="float">
            <text:p>7</text:p>
          </table:table-cell>
          <table:table-cell table:formula="of:= 5 + FLOOR([.$B15]/5; 1; 0) + FLOOR([.$B15]*[.$B15]/250; 1; 0)" office:value-type="float" office:value="7" calcext:value-type="float">
            <text:p>7</text:p>
          </table:table-cell>
          <table:table-cell table:formula="of:= [.$B15] + FLOOR([.$B15]*[.$B15]/50; 1; 0) + FLOOR([.$B15]*[.$B15]*[.$B15]/2500; 1; 0)" office:value-type="float" office:value="14" calcext:value-type="float">
            <text:p>14</text:p>
          </table:table-cell>
          <table:table-cell table:formula="of:=MAX(1; FLOOR([.$A15]*97/100; 1; 0))" office:value-type="float" office:value="11" calcext:value-type="float">
            <text:p>11</text:p>
          </table:table-cell>
          <table:table-cell table:formula="of:= 5 + FLOOR([.$F15]/5; 1; 0) + FLOOR([.$F15]*[.$F15]/250; 1; 0)" office:value-type="float" office:value="7" calcext:value-type="float">
            <text:p>7</text:p>
          </table:table-cell>
          <table:table-cell table:formula="of:= 5 + FLOOR([.$F15]/5; 1; 0) + FLOOR([.$F15]*[.$F15]/250; 1; 0)" office:value-type="float" office:value="7" calcext:value-type="float">
            <text:p>7</text:p>
          </table:table-cell>
          <table:table-cell table:formula="of:= [.$F15] + FLOOR([.$F15]*[.$F15]/50; 1; 0) + FLOOR([.$F15]*[.$F15]*[.$F15]/2500; 1; 0)" office:value-type="float" office:value="13" calcext:value-type="float">
            <text:p>13</text:p>
          </table:table-cell>
          <table:table-cell table:formula="of:=MAX(1; FLOOR([.$A15]*95/100; 1; 0))" office:value-type="float" office:value="11" calcext:value-type="float">
            <text:p>11</text:p>
          </table:table-cell>
          <table:table-cell table:formula="of:= 5 + FLOOR([.$J15]/5; 1; 0) + FLOOR([.$J15]*[.$J15]/250; 1; 0)" office:value-type="float" office:value="7" calcext:value-type="float">
            <text:p>7</text:p>
          </table:table-cell>
          <table:table-cell table:formula="of:= 5 + FLOOR([.$J15]/5; 1; 0) + FLOOR([.$J15]*[.$J15]/250; 1; 0)" office:value-type="float" office:value="7" calcext:value-type="float">
            <text:p>7</text:p>
          </table:table-cell>
          <table:table-cell table:formula="of:= [.$J15] + FLOOR([.$J15]*[.$J15]/50; 1; 0) + FLOOR([.$J15]*[.$J15]*[.$J15]/2500; 1; 0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6]" office:value-type="float" office:value="13" calcext:value-type="float">
            <text:p>13</text:p>
          </table:table-cell>
          <table:table-cell table:formula="of:= 5 + FLOOR([.$B16]/5; 1; 0) + FLOOR([.$B16]*[.$B16]/250; 1; 0)" office:value-type="float" office:value="7" calcext:value-type="float">
            <text:p>7</text:p>
          </table:table-cell>
          <table:table-cell table:formula="of:= 5 + FLOOR([.$B16]/5; 1; 0) + FLOOR([.$B16]*[.$B16]/250; 1; 0)" office:value-type="float" office:value="7" calcext:value-type="float">
            <text:p>7</text:p>
          </table:table-cell>
          <table:table-cell table:formula="of:= [.$B16] + FLOOR([.$B16]*[.$B16]/50; 1; 0) + FLOOR([.$B16]*[.$B16]*[.$B16]/2500; 1; 0)" office:value-type="float" office:value="16" calcext:value-type="float">
            <text:p>16</text:p>
          </table:table-cell>
          <table:table-cell table:formula="of:=MAX(1; FLOOR([.$A16]*97/100; 1; 0))" office:value-type="float" office:value="12" calcext:value-type="float">
            <text:p>12</text:p>
          </table:table-cell>
          <table:table-cell table:formula="of:= 5 + FLOOR([.$F16]/5; 1; 0) + FLOOR([.$F16]*[.$F16]/250; 1; 0)" office:value-type="float" office:value="7" calcext:value-type="float">
            <text:p>7</text:p>
          </table:table-cell>
          <table:table-cell table:formula="of:= 5 + FLOOR([.$F16]/5; 1; 0) + FLOOR([.$F16]*[.$F16]/250; 1; 0)" office:value-type="float" office:value="7" calcext:value-type="float">
            <text:p>7</text:p>
          </table:table-cell>
          <table:table-cell table:formula="of:= [.$F16] + FLOOR([.$F16]*[.$F16]/50; 1; 0) + FLOOR([.$F16]*[.$F16]*[.$F16]/2500; 1; 0)" office:value-type="float" office:value="14" calcext:value-type="float">
            <text:p>14</text:p>
          </table:table-cell>
          <table:table-cell table:formula="of:=MAX(1; FLOOR([.$A16]*95/100; 1; 0))" office:value-type="float" office:value="12" calcext:value-type="float">
            <text:p>12</text:p>
          </table:table-cell>
          <table:table-cell table:formula="of:= 5 + FLOOR([.$J16]/5; 1; 0) + FLOOR([.$J16]*[.$J16]/250; 1; 0)" office:value-type="float" office:value="7" calcext:value-type="float">
            <text:p>7</text:p>
          </table:table-cell>
          <table:table-cell table:formula="of:= 5 + FLOOR([.$J16]/5; 1; 0) + FLOOR([.$J16]*[.$J16]/250; 1; 0)" office:value-type="float" office:value="7" calcext:value-type="float">
            <text:p>7</text:p>
          </table:table-cell>
          <table:table-cell table:formula="of:= [.$J16] + FLOOR([.$J16]*[.$J16]/50; 1; 0) + FLOOR([.$J16]*[.$J16]*[.$J16]/2500; 1; 0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7]" office:value-type="float" office:value="14" calcext:value-type="float">
            <text:p>14</text:p>
          </table:table-cell>
          <table:table-cell table:formula="of:= 5 + FLOOR([.$B17]/5; 1; 0) + FLOOR([.$B17]*[.$B17]/250; 1; 0)" office:value-type="float" office:value="7" calcext:value-type="float">
            <text:p>7</text:p>
          </table:table-cell>
          <table:table-cell table:formula="of:= 5 + FLOOR([.$B17]/5; 1; 0) + FLOOR([.$B17]*[.$B17]/250; 1; 0)" office:value-type="float" office:value="7" calcext:value-type="float">
            <text:p>7</text:p>
          </table:table-cell>
          <table:table-cell table:formula="of:= [.$B17] + FLOOR([.$B17]*[.$B17]/50; 1; 0) + FLOOR([.$B17]*[.$B17]*[.$B17]/2500; 1; 0)" office:value-type="float" office:value="18" calcext:value-type="float">
            <text:p>18</text:p>
          </table:table-cell>
          <table:table-cell table:formula="of:=MAX(1; FLOOR([.$A17]*97/100; 1; 0))" office:value-type="float" office:value="13" calcext:value-type="float">
            <text:p>13</text:p>
          </table:table-cell>
          <table:table-cell table:formula="of:= 5 + FLOOR([.$F17]/5; 1; 0) + FLOOR([.$F17]*[.$F17]/250; 1; 0)" office:value-type="float" office:value="7" calcext:value-type="float">
            <text:p>7</text:p>
          </table:table-cell>
          <table:table-cell table:formula="of:= 5 + FLOOR([.$F17]/5; 1; 0) + FLOOR([.$F17]*[.$F17]/250; 1; 0)" office:value-type="float" office:value="7" calcext:value-type="float">
            <text:p>7</text:p>
          </table:table-cell>
          <table:table-cell table:formula="of:= [.$F17] + FLOOR([.$F17]*[.$F17]/50; 1; 0) + FLOOR([.$F17]*[.$F17]*[.$F17]/2500; 1; 0)" office:value-type="float" office:value="16" calcext:value-type="float">
            <text:p>16</text:p>
          </table:table-cell>
          <table:table-cell table:formula="of:=MAX(1; FLOOR([.$A17]*95/100; 1; 0))" office:value-type="float" office:value="13" calcext:value-type="float">
            <text:p>13</text:p>
          </table:table-cell>
          <table:table-cell table:formula="of:= 5 + FLOOR([.$J17]/5; 1; 0) + FLOOR([.$J17]*[.$J17]/250; 1; 0)" office:value-type="float" office:value="7" calcext:value-type="float">
            <text:p>7</text:p>
          </table:table-cell>
          <table:table-cell table:formula="of:= 5 + FLOOR([.$J17]/5; 1; 0) + FLOOR([.$J17]*[.$J17]/250; 1; 0)" office:value-type="float" office:value="7" calcext:value-type="float">
            <text:p>7</text:p>
          </table:table-cell>
          <table:table-cell table:formula="of:= [.$J17] + FLOOR([.$J17]*[.$J17]/50; 1; 0) + FLOOR([.$J17]*[.$J17]*[.$J17]/2500; 1; 0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8]" office:value-type="float" office:value="15" calcext:value-type="float">
            <text:p>15</text:p>
          </table:table-cell>
          <table:table-cell table:formula="of:= 5 + FLOOR([.$B18]/5; 1; 0) + FLOOR([.$B18]*[.$B18]/250; 1; 0)" office:value-type="float" office:value="8" calcext:value-type="float">
            <text:p>8</text:p>
          </table:table-cell>
          <table:table-cell table:formula="of:= 5 + FLOOR([.$B18]/5; 1; 0) + FLOOR([.$B18]*[.$B18]/250; 1; 0)" office:value-type="float" office:value="8" calcext:value-type="float">
            <text:p>8</text:p>
          </table:table-cell>
          <table:table-cell table:formula="of:= [.$B18] + FLOOR([.$B18]*[.$B18]/50; 1; 0) + FLOOR([.$B18]*[.$B18]*[.$B18]/2500; 1; 0)" office:value-type="float" office:value="20" calcext:value-type="float">
            <text:p>20</text:p>
          </table:table-cell>
          <table:table-cell table:formula="of:=MAX(1; FLOOR([.$A18]*97/100; 1; 0))" office:value-type="float" office:value="14" calcext:value-type="float">
            <text:p>14</text:p>
          </table:table-cell>
          <table:table-cell table:formula="of:= 5 + FLOOR([.$F18]/5; 1; 0) + FLOOR([.$F18]*[.$F18]/250; 1; 0)" office:value-type="float" office:value="7" calcext:value-type="float">
            <text:p>7</text:p>
          </table:table-cell>
          <table:table-cell table:formula="of:= 5 + FLOOR([.$F18]/5; 1; 0) + FLOOR([.$F18]*[.$F18]/250; 1; 0)" office:value-type="float" office:value="7" calcext:value-type="float">
            <text:p>7</text:p>
          </table:table-cell>
          <table:table-cell table:formula="of:= [.$F18] + FLOOR([.$F18]*[.$F18]/50; 1; 0) + FLOOR([.$F18]*[.$F18]*[.$F18]/2500; 1; 0)" office:value-type="float" office:value="18" calcext:value-type="float">
            <text:p>18</text:p>
          </table:table-cell>
          <table:table-cell table:formula="of:=MAX(1; FLOOR([.$A18]*95/100; 1; 0))" office:value-type="float" office:value="14" calcext:value-type="float">
            <text:p>14</text:p>
          </table:table-cell>
          <table:table-cell table:formula="of:= 5 + FLOOR([.$J18]/5; 1; 0) + FLOOR([.$J18]*[.$J18]/250; 1; 0)" office:value-type="float" office:value="7" calcext:value-type="float">
            <text:p>7</text:p>
          </table:table-cell>
          <table:table-cell table:formula="of:= 5 + FLOOR([.$J18]/5; 1; 0) + FLOOR([.$J18]*[.$J18]/250; 1; 0)" office:value-type="float" office:value="7" calcext:value-type="float">
            <text:p>7</text:p>
          </table:table-cell>
          <table:table-cell table:formula="of:= [.$J18] + FLOOR([.$J18]*[.$J18]/50; 1; 0) + FLOOR([.$J18]*[.$J18]*[.$J18]/2500; 1; 0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9]" office:value-type="float" office:value="16" calcext:value-type="float">
            <text:p>16</text:p>
          </table:table-cell>
          <table:table-cell table:formula="of:= 5 + FLOOR([.$B19]/5; 1; 0) + FLOOR([.$B19]*[.$B19]/250; 1; 0)" office:value-type="float" office:value="9" calcext:value-type="float">
            <text:p>9</text:p>
          </table:table-cell>
          <table:table-cell table:formula="of:= 5 + FLOOR([.$B19]/5; 1; 0) + FLOOR([.$B19]*[.$B19]/250; 1; 0)" office:value-type="float" office:value="9" calcext:value-type="float">
            <text:p>9</text:p>
          </table:table-cell>
          <table:table-cell table:formula="of:= [.$B19] + FLOOR([.$B19]*[.$B19]/50; 1; 0) + FLOOR([.$B19]*[.$B19]*[.$B19]/2500; 1; 0)" office:value-type="float" office:value="22" calcext:value-type="float">
            <text:p>22</text:p>
          </table:table-cell>
          <table:table-cell table:formula="of:=MAX(1; FLOOR([.$A19]*97/100; 1; 0))" office:value-type="float" office:value="15" calcext:value-type="float">
            <text:p>15</text:p>
          </table:table-cell>
          <table:table-cell table:formula="of:= 5 + FLOOR([.$F19]/5; 1; 0) + FLOOR([.$F19]*[.$F19]/250; 1; 0)" office:value-type="float" office:value="8" calcext:value-type="float">
            <text:p>8</text:p>
          </table:table-cell>
          <table:table-cell table:formula="of:= 5 + FLOOR([.$F19]/5; 1; 0) + FLOOR([.$F19]*[.$F19]/250; 1; 0)" office:value-type="float" office:value="8" calcext:value-type="float">
            <text:p>8</text:p>
          </table:table-cell>
          <table:table-cell table:formula="of:= [.$F19] + FLOOR([.$F19]*[.$F19]/50; 1; 0) + FLOOR([.$F19]*[.$F19]*[.$F19]/2500; 1; 0)" office:value-type="float" office:value="20" calcext:value-type="float">
            <text:p>20</text:p>
          </table:table-cell>
          <table:table-cell table:formula="of:=MAX(1; FLOOR([.$A19]*95/100; 1; 0))" office:value-type="float" office:value="15" calcext:value-type="float">
            <text:p>15</text:p>
          </table:table-cell>
          <table:table-cell table:formula="of:= 5 + FLOOR([.$J19]/5; 1; 0) + FLOOR([.$J19]*[.$J19]/250; 1; 0)" office:value-type="float" office:value="8" calcext:value-type="float">
            <text:p>8</text:p>
          </table:table-cell>
          <table:table-cell table:formula="of:= 5 + FLOOR([.$J19]/5; 1; 0) + FLOOR([.$J19]*[.$J19]/250; 1; 0)" office:value-type="float" office:value="8" calcext:value-type="float">
            <text:p>8</text:p>
          </table:table-cell>
          <table:table-cell table:formula="of:= [.$J19] + FLOOR([.$J19]*[.$J19]/50; 1; 0) + FLOOR([.$J19]*[.$J19]*[.$J19]/2500; 1; 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0]" office:value-type="float" office:value="17" calcext:value-type="float">
            <text:p>17</text:p>
          </table:table-cell>
          <table:table-cell table:formula="of:= 5 + FLOOR([.$B20]/5; 1; 0) + FLOOR([.$B20]*[.$B20]/250; 1; 0)" office:value-type="float" office:value="9" calcext:value-type="float">
            <text:p>9</text:p>
          </table:table-cell>
          <table:table-cell table:formula="of:= 5 + FLOOR([.$B20]/5; 1; 0) + FLOOR([.$B20]*[.$B20]/250; 1; 0)" office:value-type="float" office:value="9" calcext:value-type="float">
            <text:p>9</text:p>
          </table:table-cell>
          <table:table-cell table:formula="of:= [.$B20] + FLOOR([.$B20]*[.$B20]/50; 1; 0) + FLOOR([.$B20]*[.$B20]*[.$B20]/2500; 1; 0)" office:value-type="float" office:value="23" calcext:value-type="float">
            <text:p>23</text:p>
          </table:table-cell>
          <table:table-cell table:formula="of:=MAX(1; FLOOR([.$A20]*97/100; 1; 0))" office:value-type="float" office:value="16" calcext:value-type="float">
            <text:p>16</text:p>
          </table:table-cell>
          <table:table-cell table:formula="of:= 5 + FLOOR([.$F20]/5; 1; 0) + FLOOR([.$F20]*[.$F20]/250; 1; 0)" office:value-type="float" office:value="9" calcext:value-type="float">
            <text:p>9</text:p>
          </table:table-cell>
          <table:table-cell table:formula="of:= 5 + FLOOR([.$F20]/5; 1; 0) + FLOOR([.$F20]*[.$F20]/250; 1; 0)" office:value-type="float" office:value="9" calcext:value-type="float">
            <text:p>9</text:p>
          </table:table-cell>
          <table:table-cell table:formula="of:= [.$F20] + FLOOR([.$F20]*[.$F20]/50; 1; 0) + FLOOR([.$F20]*[.$F20]*[.$F20]/2500; 1; 0)" office:value-type="float" office:value="22" calcext:value-type="float">
            <text:p>22</text:p>
          </table:table-cell>
          <table:table-cell table:formula="of:=MAX(1; FLOOR([.$A20]*95/100; 1; 0))" office:value-type="float" office:value="16" calcext:value-type="float">
            <text:p>16</text:p>
          </table:table-cell>
          <table:table-cell table:formula="of:= 5 + FLOOR([.$J20]/5; 1; 0) + FLOOR([.$J20]*[.$J20]/250; 1; 0)" office:value-type="float" office:value="9" calcext:value-type="float">
            <text:p>9</text:p>
          </table:table-cell>
          <table:table-cell table:formula="of:= 5 + FLOOR([.$J20]/5; 1; 0) + FLOOR([.$J20]*[.$J20]/250; 1; 0)" office:value-type="float" office:value="9" calcext:value-type="float">
            <text:p>9</text:p>
          </table:table-cell>
          <table:table-cell table:formula="of:= [.$J20] + FLOOR([.$J20]*[.$J20]/50; 1; 0) + FLOOR([.$J20]*[.$J20]*[.$J20]/2500; 1; 0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1]" office:value-type="float" office:value="18" calcext:value-type="float">
            <text:p>18</text:p>
          </table:table-cell>
          <table:table-cell table:formula="of:= 5 + FLOOR([.$B21]/5; 1; 0) + FLOOR([.$B21]*[.$B21]/250; 1; 0)" office:value-type="float" office:value="9" calcext:value-type="float">
            <text:p>9</text:p>
          </table:table-cell>
          <table:table-cell table:formula="of:= 5 + FLOOR([.$B21]/5; 1; 0) + FLOOR([.$B21]*[.$B21]/250; 1; 0)" office:value-type="float" office:value="9" calcext:value-type="float">
            <text:p>9</text:p>
          </table:table-cell>
          <table:table-cell table:formula="of:= [.$B21] + FLOOR([.$B21]*[.$B21]/50; 1; 0) + FLOOR([.$B21]*[.$B21]*[.$B21]/2500; 1; 0)" office:value-type="float" office:value="26" calcext:value-type="float">
            <text:p>26</text:p>
          </table:table-cell>
          <table:table-cell table:formula="of:=MAX(1; FLOOR([.$A21]*97/100; 1; 0))" office:value-type="float" office:value="17" calcext:value-type="float">
            <text:p>17</text:p>
          </table:table-cell>
          <table:table-cell table:formula="of:= 5 + FLOOR([.$F21]/5; 1; 0) + FLOOR([.$F21]*[.$F21]/250; 1; 0)" office:value-type="float" office:value="9" calcext:value-type="float">
            <text:p>9</text:p>
          </table:table-cell>
          <table:table-cell table:formula="of:= 5 + FLOOR([.$F21]/5; 1; 0) + FLOOR([.$F21]*[.$F21]/250; 1; 0)" office:value-type="float" office:value="9" calcext:value-type="float">
            <text:p>9</text:p>
          </table:table-cell>
          <table:table-cell table:formula="of:= [.$F21] + FLOOR([.$F21]*[.$F21]/50; 1; 0) + FLOOR([.$F21]*[.$F21]*[.$F21]/2500; 1; 0)" office:value-type="float" office:value="23" calcext:value-type="float">
            <text:p>23</text:p>
          </table:table-cell>
          <table:table-cell table:formula="of:=MAX(1; FLOOR([.$A21]*95/100; 1; 0))" office:value-type="float" office:value="17" calcext:value-type="float">
            <text:p>17</text:p>
          </table:table-cell>
          <table:table-cell table:formula="of:= 5 + FLOOR([.$J21]/5; 1; 0) + FLOOR([.$J21]*[.$J21]/250; 1; 0)" office:value-type="float" office:value="9" calcext:value-type="float">
            <text:p>9</text:p>
          </table:table-cell>
          <table:table-cell table:formula="of:= 5 + FLOOR([.$J21]/5; 1; 0) + FLOOR([.$J21]*[.$J21]/250; 1; 0)" office:value-type="float" office:value="9" calcext:value-type="float">
            <text:p>9</text:p>
          </table:table-cell>
          <table:table-cell table:formula="of:= [.$J21] + FLOOR([.$J21]*[.$J21]/50; 1; 0) + FLOOR([.$J21]*[.$J21]*[.$J21]/2500; 1; 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2]" office:value-type="float" office:value="19" calcext:value-type="float">
            <text:p>19</text:p>
          </table:table-cell>
          <table:table-cell table:formula="of:= 5 + FLOOR([.$B22]/5; 1; 0) + FLOOR([.$B22]*[.$B22]/250; 1; 0)" office:value-type="float" office:value="9" calcext:value-type="float">
            <text:p>9</text:p>
          </table:table-cell>
          <table:table-cell table:formula="of:= 5 + FLOOR([.$B22]/5; 1; 0) + FLOOR([.$B22]*[.$B22]/250; 1; 0)" office:value-type="float" office:value="9" calcext:value-type="float">
            <text:p>9</text:p>
          </table:table-cell>
          <table:table-cell table:formula="of:= [.$B22] + FLOOR([.$B22]*[.$B22]/50; 1; 0) + FLOOR([.$B22]*[.$B22]*[.$B22]/2500; 1; 0)" office:value-type="float" office:value="28" calcext:value-type="float">
            <text:p>28</text:p>
          </table:table-cell>
          <table:table-cell table:formula="of:=MAX(1; FLOOR([.$A22]*97/100; 1; 0))" office:value-type="float" office:value="18" calcext:value-type="float">
            <text:p>18</text:p>
          </table:table-cell>
          <table:table-cell table:formula="of:= 5 + FLOOR([.$F22]/5; 1; 0) + FLOOR([.$F22]*[.$F22]/250; 1; 0)" office:value-type="float" office:value="9" calcext:value-type="float">
            <text:p>9</text:p>
          </table:table-cell>
          <table:table-cell table:formula="of:= 5 + FLOOR([.$F22]/5; 1; 0) + FLOOR([.$F22]*[.$F22]/250; 1; 0)" office:value-type="float" office:value="9" calcext:value-type="float">
            <text:p>9</text:p>
          </table:table-cell>
          <table:table-cell table:formula="of:= [.$F22] + FLOOR([.$F22]*[.$F22]/50; 1; 0) + FLOOR([.$F22]*[.$F22]*[.$F22]/2500; 1; 0)" office:value-type="float" office:value="26" calcext:value-type="float">
            <text:p>26</text:p>
          </table:table-cell>
          <table:table-cell table:formula="of:=MAX(1; FLOOR([.$A22]*95/100; 1; 0))" office:value-type="float" office:value="18" calcext:value-type="float">
            <text:p>18</text:p>
          </table:table-cell>
          <table:table-cell table:formula="of:= 5 + FLOOR([.$J22]/5; 1; 0) + FLOOR([.$J22]*[.$J22]/250; 1; 0)" office:value-type="float" office:value="9" calcext:value-type="float">
            <text:p>9</text:p>
          </table:table-cell>
          <table:table-cell table:formula="of:= 5 + FLOOR([.$J22]/5; 1; 0) + FLOOR([.$J22]*[.$J22]/250; 1; 0)" office:value-type="float" office:value="9" calcext:value-type="float">
            <text:p>9</text:p>
          </table:table-cell>
          <table:table-cell table:formula="of:= [.$J22] + FLOOR([.$J22]*[.$J22]/50; 1; 0) + FLOOR([.$J22]*[.$J22]*[.$J22]/2500; 1; 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3]" office:value-type="float" office:value="20" calcext:value-type="float">
            <text:p>20</text:p>
          </table:table-cell>
          <table:table-cell table:formula="of:= 5 + FLOOR([.$B23]/5; 1; 0) + FLOOR([.$B23]*[.$B23]/250; 1; 0)" office:value-type="float" office:value="10" calcext:value-type="float">
            <text:p>10</text:p>
          </table:table-cell>
          <table:table-cell table:formula="of:= 5 + FLOOR([.$B23]/5; 1; 0) + FLOOR([.$B23]*[.$B23]/250; 1; 0)" office:value-type="float" office:value="10" calcext:value-type="float">
            <text:p>10</text:p>
          </table:table-cell>
          <table:table-cell table:formula="of:= [.$B23] + FLOOR([.$B23]*[.$B23]/50; 1; 0) + FLOOR([.$B23]*[.$B23]*[.$B23]/2500; 1; 0)" office:value-type="float" office:value="31" calcext:value-type="float">
            <text:p>31</text:p>
          </table:table-cell>
          <table:table-cell table:formula="of:=MAX(1; FLOOR([.$A23]*97/100; 1; 0))" office:value-type="float" office:value="19" calcext:value-type="float">
            <text:p>19</text:p>
          </table:table-cell>
          <table:table-cell table:formula="of:= 5 + FLOOR([.$F23]/5; 1; 0) + FLOOR([.$F23]*[.$F23]/250; 1; 0)" office:value-type="float" office:value="9" calcext:value-type="float">
            <text:p>9</text:p>
          </table:table-cell>
          <table:table-cell table:formula="of:= 5 + FLOOR([.$F23]/5; 1; 0) + FLOOR([.$F23]*[.$F23]/250; 1; 0)" office:value-type="float" office:value="9" calcext:value-type="float">
            <text:p>9</text:p>
          </table:table-cell>
          <table:table-cell table:formula="of:= [.$F23] + FLOOR([.$F23]*[.$F23]/50; 1; 0) + FLOOR([.$F23]*[.$F23]*[.$F23]/2500; 1; 0)" office:value-type="float" office:value="28" calcext:value-type="float">
            <text:p>28</text:p>
          </table:table-cell>
          <table:table-cell table:formula="of:=MAX(1; FLOOR([.$A23]*95/100; 1; 0))" office:value-type="float" office:value="19" calcext:value-type="float">
            <text:p>19</text:p>
          </table:table-cell>
          <table:table-cell table:formula="of:= 5 + FLOOR([.$J23]/5; 1; 0) + FLOOR([.$J23]*[.$J23]/250; 1; 0)" office:value-type="float" office:value="9" calcext:value-type="float">
            <text:p>9</text:p>
          </table:table-cell>
          <table:table-cell table:formula="of:= 5 + FLOOR([.$J23]/5; 1; 0) + FLOOR([.$J23]*[.$J23]/250; 1; 0)" office:value-type="float" office:value="9" calcext:value-type="float">
            <text:p>9</text:p>
          </table:table-cell>
          <table:table-cell table:formula="of:= [.$J23] + FLOOR([.$J23]*[.$J23]/50; 1; 0) + FLOOR([.$J23]*[.$J23]*[.$J23]/2500; 1; 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4]" office:value-type="float" office:value="21" calcext:value-type="float">
            <text:p>21</text:p>
          </table:table-cell>
          <table:table-cell table:formula="of:= 5 + FLOOR([.$B24]/5; 1; 0) + FLOOR([.$B24]*[.$B24]/250; 1; 0)" office:value-type="float" office:value="10" calcext:value-type="float">
            <text:p>10</text:p>
          </table:table-cell>
          <table:table-cell table:formula="of:= 5 + FLOOR([.$B24]/5; 1; 0) + FLOOR([.$B24]*[.$B24]/250; 1; 0)" office:value-type="float" office:value="10" calcext:value-type="float">
            <text:p>10</text:p>
          </table:table-cell>
          <table:table-cell table:formula="of:= [.$B24] + FLOOR([.$B24]*[.$B24]/50; 1; 0) + FLOOR([.$B24]*[.$B24]*[.$B24]/2500; 1; 0)" office:value-type="float" office:value="32" calcext:value-type="float">
            <text:p>32</text:p>
          </table:table-cell>
          <table:table-cell table:formula="of:=MAX(1; FLOOR([.$A24]*97/100; 1; 0))" office:value-type="float" office:value="20" calcext:value-type="float">
            <text:p>20</text:p>
          </table:table-cell>
          <table:table-cell table:formula="of:= 5 + FLOOR([.$F24]/5; 1; 0) + FLOOR([.$F24]*[.$F24]/250; 1; 0)" office:value-type="float" office:value="10" calcext:value-type="float">
            <text:p>10</text:p>
          </table:table-cell>
          <table:table-cell table:formula="of:= 5 + FLOOR([.$F24]/5; 1; 0) + FLOOR([.$F24]*[.$F24]/250; 1; 0)" office:value-type="float" office:value="10" calcext:value-type="float">
            <text:p>10</text:p>
          </table:table-cell>
          <table:table-cell table:formula="of:= [.$F24] + FLOOR([.$F24]*[.$F24]/50; 1; 0) + FLOOR([.$F24]*[.$F24]*[.$F24]/2500; 1; 0)" office:value-type="float" office:value="31" calcext:value-type="float">
            <text:p>31</text:p>
          </table:table-cell>
          <table:table-cell table:formula="of:=MAX(1; FLOOR([.$A24]*95/100; 1; 0))" office:value-type="float" office:value="19" calcext:value-type="float">
            <text:p>19</text:p>
          </table:table-cell>
          <table:table-cell table:formula="of:= 5 + FLOOR([.$J24]/5; 1; 0) + FLOOR([.$J24]*[.$J24]/250; 1; 0)" office:value-type="float" office:value="9" calcext:value-type="float">
            <text:p>9</text:p>
          </table:table-cell>
          <table:table-cell table:formula="of:= 5 + FLOOR([.$J24]/5; 1; 0) + FLOOR([.$J24]*[.$J24]/250; 1; 0)" office:value-type="float" office:value="9" calcext:value-type="float">
            <text:p>9</text:p>
          </table:table-cell>
          <table:table-cell table:formula="of:= [.$J24] + FLOOR([.$J24]*[.$J24]/50; 1; 0) + FLOOR([.$J24]*[.$J24]*[.$J24]/2500; 1; 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5]" office:value-type="float" office:value="22" calcext:value-type="float">
            <text:p>22</text:p>
          </table:table-cell>
          <table:table-cell table:formula="of:= 5 + FLOOR([.$B25]/5; 1; 0) + FLOOR([.$B25]*[.$B25]/250; 1; 0)" office:value-type="float" office:value="10" calcext:value-type="float">
            <text:p>10</text:p>
          </table:table-cell>
          <table:table-cell table:formula="of:= 5 + FLOOR([.$B25]/5; 1; 0) + FLOOR([.$B25]*[.$B25]/250; 1; 0)" office:value-type="float" office:value="10" calcext:value-type="float">
            <text:p>10</text:p>
          </table:table-cell>
          <table:table-cell table:formula="of:= [.$B25] + FLOOR([.$B25]*[.$B25]/50; 1; 0) + FLOOR([.$B25]*[.$B25]*[.$B25]/2500; 1; 0)" office:value-type="float" office:value="35" calcext:value-type="float">
            <text:p>35</text:p>
          </table:table-cell>
          <table:table-cell table:formula="of:=MAX(1; FLOOR([.$A25]*97/100; 1; 0))" office:value-type="float" office:value="21" calcext:value-type="float">
            <text:p>21</text:p>
          </table:table-cell>
          <table:table-cell table:formula="of:= 5 + FLOOR([.$F25]/5; 1; 0) + FLOOR([.$F25]*[.$F25]/250; 1; 0)" office:value-type="float" office:value="10" calcext:value-type="float">
            <text:p>10</text:p>
          </table:table-cell>
          <table:table-cell table:formula="of:= 5 + FLOOR([.$F25]/5; 1; 0) + FLOOR([.$F25]*[.$F25]/250; 1; 0)" office:value-type="float" office:value="10" calcext:value-type="float">
            <text:p>10</text:p>
          </table:table-cell>
          <table:table-cell table:formula="of:= [.$F25] + FLOOR([.$F25]*[.$F25]/50; 1; 0) + FLOOR([.$F25]*[.$F25]*[.$F25]/2500; 1; 0)" office:value-type="float" office:value="32" calcext:value-type="float">
            <text:p>32</text:p>
          </table:table-cell>
          <table:table-cell table:formula="of:=MAX(1; FLOOR([.$A25]*95/100; 1; 0))" office:value-type="float" office:value="20" calcext:value-type="float">
            <text:p>20</text:p>
          </table:table-cell>
          <table:table-cell table:formula="of:= 5 + FLOOR([.$J25]/5; 1; 0) + FLOOR([.$J25]*[.$J25]/250; 1; 0)" office:value-type="float" office:value="10" calcext:value-type="float">
            <text:p>10</text:p>
          </table:table-cell>
          <table:table-cell table:formula="of:= 5 + FLOOR([.$J25]/5; 1; 0) + FLOOR([.$J25]*[.$J25]/250; 1; 0)" office:value-type="float" office:value="10" calcext:value-type="float">
            <text:p>10</text:p>
          </table:table-cell>
          <table:table-cell table:formula="of:= [.$J25] + FLOOR([.$J25]*[.$J25]/50; 1; 0) + FLOOR([.$J25]*[.$J25]*[.$J25]/2500; 1; 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6]" office:value-type="float" office:value="23" calcext:value-type="float">
            <text:p>23</text:p>
          </table:table-cell>
          <table:table-cell table:formula="of:= 5 + FLOOR([.$B26]/5; 1; 0) + FLOOR([.$B26]*[.$B26]/250; 1; 0)" office:value-type="float" office:value="11" calcext:value-type="float">
            <text:p>11</text:p>
          </table:table-cell>
          <table:table-cell table:formula="of:= 5 + FLOOR([.$B26]/5; 1; 0) + FLOOR([.$B26]*[.$B26]/250; 1; 0)" office:value-type="float" office:value="11" calcext:value-type="float">
            <text:p>11</text:p>
          </table:table-cell>
          <table:table-cell table:formula="of:= [.$B26] + FLOOR([.$B26]*[.$B26]/50; 1; 0) + FLOOR([.$B26]*[.$B26]*[.$B26]/2500; 1; 0)" office:value-type="float" office:value="37" calcext:value-type="float">
            <text:p>37</text:p>
          </table:table-cell>
          <table:table-cell table:formula="of:=MAX(1; FLOOR([.$A26]*97/100; 1; 0))" office:value-type="float" office:value="22" calcext:value-type="float">
            <text:p>22</text:p>
          </table:table-cell>
          <table:table-cell table:formula="of:= 5 + FLOOR([.$F26]/5; 1; 0) + FLOOR([.$F26]*[.$F26]/250; 1; 0)" office:value-type="float" office:value="10" calcext:value-type="float">
            <text:p>10</text:p>
          </table:table-cell>
          <table:table-cell table:formula="of:= 5 + FLOOR([.$F26]/5; 1; 0) + FLOOR([.$F26]*[.$F26]/250; 1; 0)" office:value-type="float" office:value="10" calcext:value-type="float">
            <text:p>10</text:p>
          </table:table-cell>
          <table:table-cell table:formula="of:= [.$F26] + FLOOR([.$F26]*[.$F26]/50; 1; 0) + FLOOR([.$F26]*[.$F26]*[.$F26]/2500; 1; 0)" office:value-type="float" office:value="35" calcext:value-type="float">
            <text:p>35</text:p>
          </table:table-cell>
          <table:table-cell table:formula="of:=MAX(1; FLOOR([.$A26]*95/100; 1; 0))" office:value-type="float" office:value="21" calcext:value-type="float">
            <text:p>21</text:p>
          </table:table-cell>
          <table:table-cell table:formula="of:= 5 + FLOOR([.$J26]/5; 1; 0) + FLOOR([.$J26]*[.$J26]/250; 1; 0)" office:value-type="float" office:value="10" calcext:value-type="float">
            <text:p>10</text:p>
          </table:table-cell>
          <table:table-cell table:formula="of:= 5 + FLOOR([.$J26]/5; 1; 0) + FLOOR([.$J26]*[.$J26]/250; 1; 0)" office:value-type="float" office:value="10" calcext:value-type="float">
            <text:p>10</text:p>
          </table:table-cell>
          <table:table-cell table:formula="of:= [.$J26] + FLOOR([.$J26]*[.$J26]/50; 1; 0) + FLOOR([.$J26]*[.$J26]*[.$J26]/2500; 1; 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7]" office:value-type="float" office:value="24" calcext:value-type="float">
            <text:p>24</text:p>
          </table:table-cell>
          <table:table-cell table:formula="of:= 5 + FLOOR([.$B27]/5; 1; 0) + FLOOR([.$B27]*[.$B27]/250; 1; 0)" office:value-type="float" office:value="11" calcext:value-type="float">
            <text:p>11</text:p>
          </table:table-cell>
          <table:table-cell table:formula="of:= 5 + FLOOR([.$B27]/5; 1; 0) + FLOOR([.$B27]*[.$B27]/250; 1; 0)" office:value-type="float" office:value="11" calcext:value-type="float">
            <text:p>11</text:p>
          </table:table-cell>
          <table:table-cell table:formula="of:= [.$B27] + FLOOR([.$B27]*[.$B27]/50; 1; 0) + FLOOR([.$B27]*[.$B27]*[.$B27]/2500; 1; 0)" office:value-type="float" office:value="40" calcext:value-type="float">
            <text:p>40</text:p>
          </table:table-cell>
          <table:table-cell table:formula="of:=MAX(1; FLOOR([.$A27]*97/100; 1; 0))" office:value-type="float" office:value="23" calcext:value-type="float">
            <text:p>23</text:p>
          </table:table-cell>
          <table:table-cell table:formula="of:= 5 + FLOOR([.$F27]/5; 1; 0) + FLOOR([.$F27]*[.$F27]/250; 1; 0)" office:value-type="float" office:value="11" calcext:value-type="float">
            <text:p>11</text:p>
          </table:table-cell>
          <table:table-cell table:formula="of:= 5 + FLOOR([.$F27]/5; 1; 0) + FLOOR([.$F27]*[.$F27]/250; 1; 0)" office:value-type="float" office:value="11" calcext:value-type="float">
            <text:p>11</text:p>
          </table:table-cell>
          <table:table-cell table:formula="of:= [.$F27] + FLOOR([.$F27]*[.$F27]/50; 1; 0) + FLOOR([.$F27]*[.$F27]*[.$F27]/2500; 1; 0)" office:value-type="float" office:value="37" calcext:value-type="float">
            <text:p>37</text:p>
          </table:table-cell>
          <table:table-cell table:formula="of:=MAX(1; FLOOR([.$A27]*95/100; 1; 0))" office:value-type="float" office:value="22" calcext:value-type="float">
            <text:p>22</text:p>
          </table:table-cell>
          <table:table-cell table:formula="of:= 5 + FLOOR([.$J27]/5; 1; 0) + FLOOR([.$J27]*[.$J27]/250; 1; 0)" office:value-type="float" office:value="10" calcext:value-type="float">
            <text:p>10</text:p>
          </table:table-cell>
          <table:table-cell table:formula="of:= 5 + FLOOR([.$J27]/5; 1; 0) + FLOOR([.$J27]*[.$J27]/250; 1; 0)" office:value-type="float" office:value="10" calcext:value-type="float">
            <text:p>10</text:p>
          </table:table-cell>
          <table:table-cell table:formula="of:= [.$J27] + FLOOR([.$J27]*[.$J27]/50; 1; 0) + FLOOR([.$J27]*[.$J27]*[.$J27]/2500; 1; 0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8]" office:value-type="float" office:value="25" calcext:value-type="float">
            <text:p>25</text:p>
          </table:table-cell>
          <table:table-cell table:formula="of:= 5 + FLOOR([.$B28]/5; 1; 0) + FLOOR([.$B28]*[.$B28]/250; 1; 0)" office:value-type="float" office:value="12" calcext:value-type="float">
            <text:p>12</text:p>
          </table:table-cell>
          <table:table-cell table:formula="of:= 5 + FLOOR([.$B28]/5; 1; 0) + FLOOR([.$B28]*[.$B28]/250; 1; 0)" office:value-type="float" office:value="12" calcext:value-type="float">
            <text:p>12</text:p>
          </table:table-cell>
          <table:table-cell table:formula="of:= [.$B28] + FLOOR([.$B28]*[.$B28]/50; 1; 0) + FLOOR([.$B28]*[.$B28]*[.$B28]/2500; 1; 0)" office:value-type="float" office:value="43" calcext:value-type="float">
            <text:p>43</text:p>
          </table:table-cell>
          <table:table-cell table:formula="of:=MAX(1; FLOOR([.$A28]*97/100; 1; 0))" office:value-type="float" office:value="24" calcext:value-type="float">
            <text:p>24</text:p>
          </table:table-cell>
          <table:table-cell table:formula="of:= 5 + FLOOR([.$F28]/5; 1; 0) + FLOOR([.$F28]*[.$F28]/250; 1; 0)" office:value-type="float" office:value="11" calcext:value-type="float">
            <text:p>11</text:p>
          </table:table-cell>
          <table:table-cell table:formula="of:= 5 + FLOOR([.$F28]/5; 1; 0) + FLOOR([.$F28]*[.$F28]/250; 1; 0)" office:value-type="float" office:value="11" calcext:value-type="float">
            <text:p>11</text:p>
          </table:table-cell>
          <table:table-cell table:formula="of:= [.$F28] + FLOOR([.$F28]*[.$F28]/50; 1; 0) + FLOOR([.$F28]*[.$F28]*[.$F28]/2500; 1; 0)" office:value-type="float" office:value="40" calcext:value-type="float">
            <text:p>40</text:p>
          </table:table-cell>
          <table:table-cell table:formula="of:=MAX(1; FLOOR([.$A28]*95/100; 1; 0))" office:value-type="float" office:value="23" calcext:value-type="float">
            <text:p>23</text:p>
          </table:table-cell>
          <table:table-cell table:formula="of:= 5 + FLOOR([.$J28]/5; 1; 0) + FLOOR([.$J28]*[.$J28]/250; 1; 0)" office:value-type="float" office:value="11" calcext:value-type="float">
            <text:p>11</text:p>
          </table:table-cell>
          <table:table-cell table:formula="of:= 5 + FLOOR([.$J28]/5; 1; 0) + FLOOR([.$J28]*[.$J28]/250; 1; 0)" office:value-type="float" office:value="11" calcext:value-type="float">
            <text:p>11</text:p>
          </table:table-cell>
          <table:table-cell table:formula="of:= [.$J28] + FLOOR([.$J28]*[.$J28]/50; 1; 0) + FLOOR([.$J28]*[.$J28]*[.$J28]/2500; 1; 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9]" office:value-type="float" office:value="26" calcext:value-type="float">
            <text:p>26</text:p>
          </table:table-cell>
          <table:table-cell table:formula="of:= 5 + FLOOR([.$B29]/5; 1; 0) + FLOOR([.$B29]*[.$B29]/250; 1; 0)" office:value-type="float" office:value="12" calcext:value-type="float">
            <text:p>12</text:p>
          </table:table-cell>
          <table:table-cell table:formula="of:= 5 + FLOOR([.$B29]/5; 1; 0) + FLOOR([.$B29]*[.$B29]/250; 1; 0)" office:value-type="float" office:value="12" calcext:value-type="float">
            <text:p>12</text:p>
          </table:table-cell>
          <table:table-cell table:formula="of:= [.$B29] + FLOOR([.$B29]*[.$B29]/50; 1; 0) + FLOOR([.$B29]*[.$B29]*[.$B29]/2500; 1; 0)" office:value-type="float" office:value="46" calcext:value-type="float">
            <text:p>46</text:p>
          </table:table-cell>
          <table:table-cell table:formula="of:=MAX(1; FLOOR([.$A29]*97/100; 1; 0))" office:value-type="float" office:value="25" calcext:value-type="float">
            <text:p>25</text:p>
          </table:table-cell>
          <table:table-cell table:formula="of:= 5 + FLOOR([.$F29]/5; 1; 0) + FLOOR([.$F29]*[.$F29]/250; 1; 0)" office:value-type="float" office:value="12" calcext:value-type="float">
            <text:p>12</text:p>
          </table:table-cell>
          <table:table-cell table:formula="of:= 5 + FLOOR([.$F29]/5; 1; 0) + FLOOR([.$F29]*[.$F29]/250; 1; 0)" office:value-type="float" office:value="12" calcext:value-type="float">
            <text:p>12</text:p>
          </table:table-cell>
          <table:table-cell table:formula="of:= [.$F29] + FLOOR([.$F29]*[.$F29]/50; 1; 0) + FLOOR([.$F29]*[.$F29]*[.$F29]/2500; 1; 0)" office:value-type="float" office:value="43" calcext:value-type="float">
            <text:p>43</text:p>
          </table:table-cell>
          <table:table-cell table:formula="of:=MAX(1; FLOOR([.$A29]*95/100; 1; 0))" office:value-type="float" office:value="24" calcext:value-type="float">
            <text:p>24</text:p>
          </table:table-cell>
          <table:table-cell table:formula="of:= 5 + FLOOR([.$J29]/5; 1; 0) + FLOOR([.$J29]*[.$J29]/250; 1; 0)" office:value-type="float" office:value="11" calcext:value-type="float">
            <text:p>11</text:p>
          </table:table-cell>
          <table:table-cell table:formula="of:= 5 + FLOOR([.$J29]/5; 1; 0) + FLOOR([.$J29]*[.$J29]/250; 1; 0)" office:value-type="float" office:value="11" calcext:value-type="float">
            <text:p>11</text:p>
          </table:table-cell>
          <table:table-cell table:formula="of:= [.$J29] + FLOOR([.$J29]*[.$J29]/50; 1; 0) + FLOOR([.$J29]*[.$J29]*[.$J29]/2500; 1; 0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]" office:value-type="float" office:value="27" calcext:value-type="float">
            <text:p>27</text:p>
          </table:table-cell>
          <table:table-cell table:formula="of:= 5 + FLOOR([.$B30]/5; 1; 0) + FLOOR([.$B30]*[.$B30]/250; 1; 0)" office:value-type="float" office:value="12" calcext:value-type="float">
            <text:p>12</text:p>
          </table:table-cell>
          <table:table-cell table:formula="of:= 5 + FLOOR([.$B30]/5; 1; 0) + FLOOR([.$B30]*[.$B30]/250; 1; 0)" office:value-type="float" office:value="12" calcext:value-type="float">
            <text:p>12</text:p>
          </table:table-cell>
          <table:table-cell table:formula="of:= [.$B30] + FLOOR([.$B30]*[.$B30]/50; 1; 0) + FLOOR([.$B30]*[.$B30]*[.$B30]/2500; 1; 0)" office:value-type="float" office:value="48" calcext:value-type="float">
            <text:p>48</text:p>
          </table:table-cell>
          <table:table-cell table:formula="of:=MAX(1; FLOOR([.$A30]*97/100; 1; 0))" office:value-type="float" office:value="26" calcext:value-type="float">
            <text:p>26</text:p>
          </table:table-cell>
          <table:table-cell table:formula="of:= 5 + FLOOR([.$F30]/5; 1; 0) + FLOOR([.$F30]*[.$F30]/250; 1; 0)" office:value-type="float" office:value="12" calcext:value-type="float">
            <text:p>12</text:p>
          </table:table-cell>
          <table:table-cell table:formula="of:= 5 + FLOOR([.$F30]/5; 1; 0) + FLOOR([.$F30]*[.$F30]/250; 1; 0)" office:value-type="float" office:value="12" calcext:value-type="float">
            <text:p>12</text:p>
          </table:table-cell>
          <table:table-cell table:formula="of:= [.$F30] + FLOOR([.$F30]*[.$F30]/50; 1; 0) + FLOOR([.$F30]*[.$F30]*[.$F30]/2500; 1; 0)" office:value-type="float" office:value="46" calcext:value-type="float">
            <text:p>46</text:p>
          </table:table-cell>
          <table:table-cell table:formula="of:=MAX(1; FLOOR([.$A30]*95/100; 1; 0))" office:value-type="float" office:value="25" calcext:value-type="float">
            <text:p>25</text:p>
          </table:table-cell>
          <table:table-cell table:formula="of:= 5 + FLOOR([.$J30]/5; 1; 0) + FLOOR([.$J30]*[.$J30]/250; 1; 0)" office:value-type="float" office:value="12" calcext:value-type="float">
            <text:p>12</text:p>
          </table:table-cell>
          <table:table-cell table:formula="of:= 5 + FLOOR([.$J30]/5; 1; 0) + FLOOR([.$J30]*[.$J30]/250; 1; 0)" office:value-type="float" office:value="12" calcext:value-type="float">
            <text:p>12</text:p>
          </table:table-cell>
          <table:table-cell table:formula="of:= [.$J30] + FLOOR([.$J30]*[.$J30]/50; 1; 0) + FLOOR([.$J30]*[.$J30]*[.$J30]/2500; 1; 0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]" office:value-type="float" office:value="28" calcext:value-type="float">
            <text:p>28</text:p>
          </table:table-cell>
          <table:table-cell table:formula="of:= 5 + FLOOR([.$B31]/5; 1; 0) + FLOOR([.$B31]*[.$B31]/250; 1; 0)" office:value-type="float" office:value="13" calcext:value-type="float">
            <text:p>13</text:p>
          </table:table-cell>
          <table:table-cell table:formula="of:= 5 + FLOOR([.$B31]/5; 1; 0) + FLOOR([.$B31]*[.$B31]/250; 1; 0)" office:value-type="float" office:value="13" calcext:value-type="float">
            <text:p>13</text:p>
          </table:table-cell>
          <table:table-cell table:formula="of:= [.$B31] + FLOOR([.$B31]*[.$B31]/50; 1; 0) + FLOOR([.$B31]*[.$B31]*[.$B31]/2500; 1; 0)" office:value-type="float" office:value="51" calcext:value-type="float">
            <text:p>51</text:p>
          </table:table-cell>
          <table:table-cell table:formula="of:=MAX(1; FLOOR([.$A31]*97/100; 1; 0))" office:value-type="float" office:value="27" calcext:value-type="float">
            <text:p>27</text:p>
          </table:table-cell>
          <table:table-cell table:formula="of:= 5 + FLOOR([.$F31]/5; 1; 0) + FLOOR([.$F31]*[.$F31]/250; 1; 0)" office:value-type="float" office:value="12" calcext:value-type="float">
            <text:p>12</text:p>
          </table:table-cell>
          <table:table-cell table:formula="of:= 5 + FLOOR([.$F31]/5; 1; 0) + FLOOR([.$F31]*[.$F31]/250; 1; 0)" office:value-type="float" office:value="12" calcext:value-type="float">
            <text:p>12</text:p>
          </table:table-cell>
          <table:table-cell table:formula="of:= [.$F31] + FLOOR([.$F31]*[.$F31]/50; 1; 0) + FLOOR([.$F31]*[.$F31]*[.$F31]/2500; 1; 0)" office:value-type="float" office:value="48" calcext:value-type="float">
            <text:p>48</text:p>
          </table:table-cell>
          <table:table-cell table:formula="of:=MAX(1; FLOOR([.$A31]*95/100; 1; 0))" office:value-type="float" office:value="26" calcext:value-type="float">
            <text:p>26</text:p>
          </table:table-cell>
          <table:table-cell table:formula="of:= 5 + FLOOR([.$J31]/5; 1; 0) + FLOOR([.$J31]*[.$J31]/250; 1; 0)" office:value-type="float" office:value="12" calcext:value-type="float">
            <text:p>12</text:p>
          </table:table-cell>
          <table:table-cell table:formula="of:= 5 + FLOOR([.$J31]/5; 1; 0) + FLOOR([.$J31]*[.$J31]/250; 1; 0)" office:value-type="float" office:value="12" calcext:value-type="float">
            <text:p>12</text:p>
          </table:table-cell>
          <table:table-cell table:formula="of:= [.$J31] + FLOOR([.$J31]*[.$J31]/50; 1; 0) + FLOOR([.$J31]*[.$J31]*[.$J31]/2500; 1; 0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]" office:value-type="float" office:value="29" calcext:value-type="float">
            <text:p>29</text:p>
          </table:table-cell>
          <table:table-cell table:formula="of:= 5 + FLOOR([.$B32]/5; 1; 0) + FLOOR([.$B32]*[.$B32]/250; 1; 0)" office:value-type="float" office:value="13" calcext:value-type="float">
            <text:p>13</text:p>
          </table:table-cell>
          <table:table-cell table:formula="of:= 5 + FLOOR([.$B32]/5; 1; 0) + FLOOR([.$B32]*[.$B32]/250; 1; 0)" office:value-type="float" office:value="13" calcext:value-type="float">
            <text:p>13</text:p>
          </table:table-cell>
          <table:table-cell table:formula="of:= [.$B32] + FLOOR([.$B32]*[.$B32]/50; 1; 0) + FLOOR([.$B32]*[.$B32]*[.$B32]/2500; 1; 0)" office:value-type="float" office:value="54" calcext:value-type="float">
            <text:p>54</text:p>
          </table:table-cell>
          <table:table-cell table:formula="of:=MAX(1; FLOOR([.$A32]*97/100; 1; 0))" office:value-type="float" office:value="28" calcext:value-type="float">
            <text:p>28</text:p>
          </table:table-cell>
          <table:table-cell table:formula="of:= 5 + FLOOR([.$F32]/5; 1; 0) + FLOOR([.$F32]*[.$F32]/250; 1; 0)" office:value-type="float" office:value="13" calcext:value-type="float">
            <text:p>13</text:p>
          </table:table-cell>
          <table:table-cell table:formula="of:= 5 + FLOOR([.$F32]/5; 1; 0) + FLOOR([.$F32]*[.$F32]/250; 1; 0)" office:value-type="float" office:value="13" calcext:value-type="float">
            <text:p>13</text:p>
          </table:table-cell>
          <table:table-cell table:formula="of:= [.$F32] + FLOOR([.$F32]*[.$F32]/50; 1; 0) + FLOOR([.$F32]*[.$F32]*[.$F32]/2500; 1; 0)" office:value-type="float" office:value="51" calcext:value-type="float">
            <text:p>51</text:p>
          </table:table-cell>
          <table:table-cell table:formula="of:=MAX(1; FLOOR([.$A32]*95/100; 1; 0))" office:value-type="float" office:value="27" calcext:value-type="float">
            <text:p>27</text:p>
          </table:table-cell>
          <table:table-cell table:formula="of:= 5 + FLOOR([.$J32]/5; 1; 0) + FLOOR([.$J32]*[.$J32]/250; 1; 0)" office:value-type="float" office:value="12" calcext:value-type="float">
            <text:p>12</text:p>
          </table:table-cell>
          <table:table-cell table:formula="of:= 5 + FLOOR([.$J32]/5; 1; 0) + FLOOR([.$J32]*[.$J32]/250; 1; 0)" office:value-type="float" office:value="12" calcext:value-type="float">
            <text:p>12</text:p>
          </table:table-cell>
          <table:table-cell table:formula="of:= [.$J32] + FLOOR([.$J32]*[.$J32]/50; 1; 0) + FLOOR([.$J32]*[.$J32]*[.$J32]/2500; 1; 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3]" office:value-type="float" office:value="30" calcext:value-type="float">
            <text:p>30</text:p>
          </table:table-cell>
          <table:table-cell table:formula="of:= 5 + FLOOR([.$B33]/5; 1; 0) + FLOOR([.$B33]*[.$B33]/250; 1; 0)" office:value-type="float" office:value="14" calcext:value-type="float">
            <text:p>14</text:p>
          </table:table-cell>
          <table:table-cell table:formula="of:= 5 + FLOOR([.$B33]/5; 1; 0) + FLOOR([.$B33]*[.$B33]/250; 1; 0)" office:value-type="float" office:value="14" calcext:value-type="float">
            <text:p>14</text:p>
          </table:table-cell>
          <table:table-cell table:formula="of:= [.$B33] + FLOOR([.$B33]*[.$B33]/50; 1; 0) + FLOOR([.$B33]*[.$B33]*[.$B33]/2500; 1; 0)" office:value-type="float" office:value="58" calcext:value-type="float">
            <text:p>58</text:p>
          </table:table-cell>
          <table:table-cell table:formula="of:=MAX(1; FLOOR([.$A33]*97/100; 1; 0))" office:value-type="float" office:value="29" calcext:value-type="float">
            <text:p>29</text:p>
          </table:table-cell>
          <table:table-cell table:formula="of:= 5 + FLOOR([.$F33]/5; 1; 0) + FLOOR([.$F33]*[.$F33]/250; 1; 0)" office:value-type="float" office:value="13" calcext:value-type="float">
            <text:p>13</text:p>
          </table:table-cell>
          <table:table-cell table:formula="of:= 5 + FLOOR([.$F33]/5; 1; 0) + FLOOR([.$F33]*[.$F33]/250; 1; 0)" office:value-type="float" office:value="13" calcext:value-type="float">
            <text:p>13</text:p>
          </table:table-cell>
          <table:table-cell table:formula="of:= [.$F33] + FLOOR([.$F33]*[.$F33]/50; 1; 0) + FLOOR([.$F33]*[.$F33]*[.$F33]/2500; 1; 0)" office:value-type="float" office:value="54" calcext:value-type="float">
            <text:p>54</text:p>
          </table:table-cell>
          <table:table-cell table:formula="of:=MAX(1; FLOOR([.$A33]*95/100; 1; 0))" office:value-type="float" office:value="28" calcext:value-type="float">
            <text:p>28</text:p>
          </table:table-cell>
          <table:table-cell table:formula="of:= 5 + FLOOR([.$J33]/5; 1; 0) + FLOOR([.$J33]*[.$J33]/250; 1; 0)" office:value-type="float" office:value="13" calcext:value-type="float">
            <text:p>13</text:p>
          </table:table-cell>
          <table:table-cell table:formula="of:= 5 + FLOOR([.$J33]/5; 1; 0) + FLOOR([.$J33]*[.$J33]/250; 1; 0)" office:value-type="float" office:value="13" calcext:value-type="float">
            <text:p>13</text:p>
          </table:table-cell>
          <table:table-cell table:formula="of:= [.$J33] + FLOOR([.$J33]*[.$J33]/50; 1; 0) + FLOOR([.$J33]*[.$J33]*[.$J33]/2500; 1; 0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4]" office:value-type="float" office:value="31" calcext:value-type="float">
            <text:p>31</text:p>
          </table:table-cell>
          <table:table-cell table:formula="of:= 5 + FLOOR([.$B34]/5; 1; 0) + FLOOR([.$B34]*[.$B34]/250; 1; 0)" office:value-type="float" office:value="14" calcext:value-type="float">
            <text:p>14</text:p>
          </table:table-cell>
          <table:table-cell table:formula="of:= 5 + FLOOR([.$B34]/5; 1; 0) + FLOOR([.$B34]*[.$B34]/250; 1; 0)" office:value-type="float" office:value="14" calcext:value-type="float">
            <text:p>14</text:p>
          </table:table-cell>
          <table:table-cell table:formula="of:= [.$B34] + FLOOR([.$B34]*[.$B34]/50; 1; 0) + FLOOR([.$B34]*[.$B34]*[.$B34]/2500; 1; 0)" office:value-type="float" office:value="61" calcext:value-type="float">
            <text:p>61</text:p>
          </table:table-cell>
          <table:table-cell table:formula="of:=MAX(1; FLOOR([.$A34]*97/100; 1; 0))" office:value-type="float" office:value="30" calcext:value-type="float">
            <text:p>30</text:p>
          </table:table-cell>
          <table:table-cell table:formula="of:= 5 + FLOOR([.$F34]/5; 1; 0) + FLOOR([.$F34]*[.$F34]/250; 1; 0)" office:value-type="float" office:value="14" calcext:value-type="float">
            <text:p>14</text:p>
          </table:table-cell>
          <table:table-cell table:formula="of:= 5 + FLOOR([.$F34]/5; 1; 0) + FLOOR([.$F34]*[.$F34]/250; 1; 0)" office:value-type="float" office:value="14" calcext:value-type="float">
            <text:p>14</text:p>
          </table:table-cell>
          <table:table-cell table:formula="of:= [.$F34] + FLOOR([.$F34]*[.$F34]/50; 1; 0) + FLOOR([.$F34]*[.$F34]*[.$F34]/2500; 1; 0)" office:value-type="float" office:value="58" calcext:value-type="float">
            <text:p>58</text:p>
          </table:table-cell>
          <table:table-cell table:formula="of:=MAX(1; FLOOR([.$A34]*95/100; 1; 0))" office:value-type="float" office:value="29" calcext:value-type="float">
            <text:p>29</text:p>
          </table:table-cell>
          <table:table-cell table:formula="of:= 5 + FLOOR([.$J34]/5; 1; 0) + FLOOR([.$J34]*[.$J34]/250; 1; 0)" office:value-type="float" office:value="13" calcext:value-type="float">
            <text:p>13</text:p>
          </table:table-cell>
          <table:table-cell table:formula="of:= 5 + FLOOR([.$J34]/5; 1; 0) + FLOOR([.$J34]*[.$J34]/250; 1; 0)" office:value-type="float" office:value="13" calcext:value-type="float">
            <text:p>13</text:p>
          </table:table-cell>
          <table:table-cell table:formula="of:= [.$J34] + FLOOR([.$J34]*[.$J34]/50; 1; 0) + FLOOR([.$J34]*[.$J34]*[.$J34]/2500; 1; 0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5]" office:value-type="float" office:value="32" calcext:value-type="float">
            <text:p>32</text:p>
          </table:table-cell>
          <table:table-cell table:formula="of:= 5 + FLOOR([.$B35]/5; 1; 0) + FLOOR([.$B35]*[.$B35]/250; 1; 0)" office:value-type="float" office:value="15" calcext:value-type="float">
            <text:p>15</text:p>
          </table:table-cell>
          <table:table-cell table:formula="of:= 5 + FLOOR([.$B35]/5; 1; 0) + FLOOR([.$B35]*[.$B35]/250; 1; 0)" office:value-type="float" office:value="15" calcext:value-type="float">
            <text:p>15</text:p>
          </table:table-cell>
          <table:table-cell table:formula="of:= [.$B35] + FLOOR([.$B35]*[.$B35]/50; 1; 0) + FLOOR([.$B35]*[.$B35]*[.$B35]/2500; 1; 0)" office:value-type="float" office:value="65" calcext:value-type="float">
            <text:p>65</text:p>
          </table:table-cell>
          <table:table-cell table:formula="of:=MAX(1; FLOOR([.$A35]*97/100; 1; 0))" office:value-type="float" office:value="31" calcext:value-type="float">
            <text:p>31</text:p>
          </table:table-cell>
          <table:table-cell table:formula="of:= 5 + FLOOR([.$F35]/5; 1; 0) + FLOOR([.$F35]*[.$F35]/250; 1; 0)" office:value-type="float" office:value="14" calcext:value-type="float">
            <text:p>14</text:p>
          </table:table-cell>
          <table:table-cell table:formula="of:= 5 + FLOOR([.$F35]/5; 1; 0) + FLOOR([.$F35]*[.$F35]/250; 1; 0)" office:value-type="float" office:value="14" calcext:value-type="float">
            <text:p>14</text:p>
          </table:table-cell>
          <table:table-cell table:formula="of:= [.$F35] + FLOOR([.$F35]*[.$F35]/50; 1; 0) + FLOOR([.$F35]*[.$F35]*[.$F35]/2500; 1; 0)" office:value-type="float" office:value="61" calcext:value-type="float">
            <text:p>61</text:p>
          </table:table-cell>
          <table:table-cell table:formula="of:=MAX(1; FLOOR([.$A35]*95/100; 1; 0))" office:value-type="float" office:value="30" calcext:value-type="float">
            <text:p>30</text:p>
          </table:table-cell>
          <table:table-cell table:formula="of:= 5 + FLOOR([.$J35]/5; 1; 0) + FLOOR([.$J35]*[.$J35]/250; 1; 0)" office:value-type="float" office:value="14" calcext:value-type="float">
            <text:p>14</text:p>
          </table:table-cell>
          <table:table-cell table:formula="of:= 5 + FLOOR([.$J35]/5; 1; 0) + FLOOR([.$J35]*[.$J35]/250; 1; 0)" office:value-type="float" office:value="14" calcext:value-type="float">
            <text:p>14</text:p>
          </table:table-cell>
          <table:table-cell table:formula="of:= [.$J35] + FLOOR([.$J35]*[.$J35]/50; 1; 0) + FLOOR([.$J35]*[.$J35]*[.$J35]/2500; 1; 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6]" office:value-type="float" office:value="33" calcext:value-type="float">
            <text:p>33</text:p>
          </table:table-cell>
          <table:table-cell table:formula="of:= 5 + FLOOR([.$B36]/5; 1; 0) + FLOOR([.$B36]*[.$B36]/250; 1; 0)" office:value-type="float" office:value="15" calcext:value-type="float">
            <text:p>15</text:p>
          </table:table-cell>
          <table:table-cell table:formula="of:= 5 + FLOOR([.$B36]/5; 1; 0) + FLOOR([.$B36]*[.$B36]/250; 1; 0)" office:value-type="float" office:value="15" calcext:value-type="float">
            <text:p>15</text:p>
          </table:table-cell>
          <table:table-cell table:formula="of:= [.$B36] + FLOOR([.$B36]*[.$B36]/50; 1; 0) + FLOOR([.$B36]*[.$B36]*[.$B36]/2500; 1; 0)" office:value-type="float" office:value="68" calcext:value-type="float">
            <text:p>68</text:p>
          </table:table-cell>
          <table:table-cell table:formula="of:=MAX(1; FLOOR([.$A36]*97/100; 1; 0))" office:value-type="float" office:value="32" calcext:value-type="float">
            <text:p>32</text:p>
          </table:table-cell>
          <table:table-cell table:formula="of:= 5 + FLOOR([.$F36]/5; 1; 0) + FLOOR([.$F36]*[.$F36]/250; 1; 0)" office:value-type="float" office:value="15" calcext:value-type="float">
            <text:p>15</text:p>
          </table:table-cell>
          <table:table-cell table:formula="of:= 5 + FLOOR([.$F36]/5; 1; 0) + FLOOR([.$F36]*[.$F36]/250; 1; 0)" office:value-type="float" office:value="15" calcext:value-type="float">
            <text:p>15</text:p>
          </table:table-cell>
          <table:table-cell table:formula="of:= [.$F36] + FLOOR([.$F36]*[.$F36]/50; 1; 0) + FLOOR([.$F36]*[.$F36]*[.$F36]/2500; 1; 0)" office:value-type="float" office:value="65" calcext:value-type="float">
            <text:p>65</text:p>
          </table:table-cell>
          <table:table-cell table:formula="of:=MAX(1; FLOOR([.$A36]*95/100; 1; 0))" office:value-type="float" office:value="31" calcext:value-type="float">
            <text:p>31</text:p>
          </table:table-cell>
          <table:table-cell table:formula="of:= 5 + FLOOR([.$J36]/5; 1; 0) + FLOOR([.$J36]*[.$J36]/250; 1; 0)" office:value-type="float" office:value="14" calcext:value-type="float">
            <text:p>14</text:p>
          </table:table-cell>
          <table:table-cell table:formula="of:= 5 + FLOOR([.$J36]/5; 1; 0) + FLOOR([.$J36]*[.$J36]/250; 1; 0)" office:value-type="float" office:value="14" calcext:value-type="float">
            <text:p>14</text:p>
          </table:table-cell>
          <table:table-cell table:formula="of:= [.$J36] + FLOOR([.$J36]*[.$J36]/50; 1; 0) + FLOOR([.$J36]*[.$J36]*[.$J36]/2500; 1; 0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7]" office:value-type="float" office:value="34" calcext:value-type="float">
            <text:p>34</text:p>
          </table:table-cell>
          <table:table-cell table:formula="of:= 5 + FLOOR([.$B37]/5; 1; 0) + FLOOR([.$B37]*[.$B37]/250; 1; 0)" office:value-type="float" office:value="15" calcext:value-type="float">
            <text:p>15</text:p>
          </table:table-cell>
          <table:table-cell table:formula="of:= 5 + FLOOR([.$B37]/5; 1; 0) + FLOOR([.$B37]*[.$B37]/250; 1; 0)" office:value-type="float" office:value="15" calcext:value-type="float">
            <text:p>15</text:p>
          </table:table-cell>
          <table:table-cell table:formula="of:= [.$B37] + FLOOR([.$B37]*[.$B37]/50; 1; 0) + FLOOR([.$B37]*[.$B37]*[.$B37]/2500; 1; 0)" office:value-type="float" office:value="72" calcext:value-type="float">
            <text:p>72</text:p>
          </table:table-cell>
          <table:table-cell table:formula="of:=MAX(1; FLOOR([.$A37]*97/100; 1; 0))" office:value-type="float" office:value="32" calcext:value-type="float">
            <text:p>32</text:p>
          </table:table-cell>
          <table:table-cell table:formula="of:= 5 + FLOOR([.$F37]/5; 1; 0) + FLOOR([.$F37]*[.$F37]/250; 1; 0)" office:value-type="float" office:value="15" calcext:value-type="float">
            <text:p>15</text:p>
          </table:table-cell>
          <table:table-cell table:formula="of:= 5 + FLOOR([.$F37]/5; 1; 0) + FLOOR([.$F37]*[.$F37]/250; 1; 0)" office:value-type="float" office:value="15" calcext:value-type="float">
            <text:p>15</text:p>
          </table:table-cell>
          <table:table-cell table:formula="of:= [.$F37] + FLOOR([.$F37]*[.$F37]/50; 1; 0) + FLOOR([.$F37]*[.$F37]*[.$F37]/2500; 1; 0)" office:value-type="float" office:value="65" calcext:value-type="float">
            <text:p>65</text:p>
          </table:table-cell>
          <table:table-cell table:formula="of:=MAX(1; FLOOR([.$A37]*95/100; 1; 0))" office:value-type="float" office:value="32" calcext:value-type="float">
            <text:p>32</text:p>
          </table:table-cell>
          <table:table-cell table:formula="of:= 5 + FLOOR([.$J37]/5; 1; 0) + FLOOR([.$J37]*[.$J37]/250; 1; 0)" office:value-type="float" office:value="15" calcext:value-type="float">
            <text:p>15</text:p>
          </table:table-cell>
          <table:table-cell table:formula="of:= 5 + FLOOR([.$J37]/5; 1; 0) + FLOOR([.$J37]*[.$J37]/250; 1; 0)" office:value-type="float" office:value="15" calcext:value-type="float">
            <text:p>15</text:p>
          </table:table-cell>
          <table:table-cell table:formula="of:= [.$J37] + FLOOR([.$J37]*[.$J37]/50; 1; 0) + FLOOR([.$J37]*[.$J37]*[.$J37]/2500; 1; 0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8]" office:value-type="float" office:value="35" calcext:value-type="float">
            <text:p>35</text:p>
          </table:table-cell>
          <table:table-cell table:formula="of:= 5 + FLOOR([.$B38]/5; 1; 0) + FLOOR([.$B38]*[.$B38]/250; 1; 0)" office:value-type="float" office:value="16" calcext:value-type="float">
            <text:p>16</text:p>
          </table:table-cell>
          <table:table-cell table:formula="of:= 5 + FLOOR([.$B38]/5; 1; 0) + FLOOR([.$B38]*[.$B38]/250; 1; 0)" office:value-type="float" office:value="16" calcext:value-type="float">
            <text:p>16</text:p>
          </table:table-cell>
          <table:table-cell table:formula="of:= [.$B38] + FLOOR([.$B38]*[.$B38]/50; 1; 0) + FLOOR([.$B38]*[.$B38]*[.$B38]/2500; 1; 0)" office:value-type="float" office:value="76" calcext:value-type="float">
            <text:p>76</text:p>
          </table:table-cell>
          <table:table-cell table:formula="of:=MAX(1; FLOOR([.$A38]*97/100; 1; 0))" office:value-type="float" office:value="33" calcext:value-type="float">
            <text:p>33</text:p>
          </table:table-cell>
          <table:table-cell table:formula="of:= 5 + FLOOR([.$F38]/5; 1; 0) + FLOOR([.$F38]*[.$F38]/250; 1; 0)" office:value-type="float" office:value="15" calcext:value-type="float">
            <text:p>15</text:p>
          </table:table-cell>
          <table:table-cell table:formula="of:= 5 + FLOOR([.$F38]/5; 1; 0) + FLOOR([.$F38]*[.$F38]/250; 1; 0)" office:value-type="float" office:value="15" calcext:value-type="float">
            <text:p>15</text:p>
          </table:table-cell>
          <table:table-cell table:formula="of:= [.$F38] + FLOOR([.$F38]*[.$F38]/50; 1; 0) + FLOOR([.$F38]*[.$F38]*[.$F38]/2500; 1; 0)" office:value-type="float" office:value="68" calcext:value-type="float">
            <text:p>68</text:p>
          </table:table-cell>
          <table:table-cell table:formula="of:=MAX(1; FLOOR([.$A38]*95/100; 1; 0))" office:value-type="float" office:value="33" calcext:value-type="float">
            <text:p>33</text:p>
          </table:table-cell>
          <table:table-cell table:formula="of:= 5 + FLOOR([.$J38]/5; 1; 0) + FLOOR([.$J38]*[.$J38]/250; 1; 0)" office:value-type="float" office:value="15" calcext:value-type="float">
            <text:p>15</text:p>
          </table:table-cell>
          <table:table-cell table:formula="of:= 5 + FLOOR([.$J38]/5; 1; 0) + FLOOR([.$J38]*[.$J38]/250; 1; 0)" office:value-type="float" office:value="15" calcext:value-type="float">
            <text:p>15</text:p>
          </table:table-cell>
          <table:table-cell table:formula="of:= [.$J38] + FLOOR([.$J38]*[.$J38]/50; 1; 0) + FLOOR([.$J38]*[.$J38]*[.$J38]/2500; 1; 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9]" office:value-type="float" office:value="36" calcext:value-type="float">
            <text:p>36</text:p>
          </table:table-cell>
          <table:table-cell table:formula="of:= 5 + FLOOR([.$B39]/5; 1; 0) + FLOOR([.$B39]*[.$B39]/250; 1; 0)" office:value-type="float" office:value="17" calcext:value-type="float">
            <text:p>17</text:p>
          </table:table-cell>
          <table:table-cell table:formula="of:= 5 + FLOOR([.$B39]/5; 1; 0) + FLOOR([.$B39]*[.$B39]/250; 1; 0)" office:value-type="float" office:value="17" calcext:value-type="float">
            <text:p>17</text:p>
          </table:table-cell>
          <table:table-cell table:formula="of:= [.$B39] + FLOOR([.$B39]*[.$B39]/50; 1; 0) + FLOOR([.$B39]*[.$B39]*[.$B39]/2500; 1; 0)" office:value-type="float" office:value="79" calcext:value-type="float">
            <text:p>79</text:p>
          </table:table-cell>
          <table:table-cell table:formula="of:=MAX(1; FLOOR([.$A39]*97/100; 1; 0))" office:value-type="float" office:value="34" calcext:value-type="float">
            <text:p>34</text:p>
          </table:table-cell>
          <table:table-cell table:formula="of:= 5 + FLOOR([.$F39]/5; 1; 0) + FLOOR([.$F39]*[.$F39]/250; 1; 0)" office:value-type="float" office:value="15" calcext:value-type="float">
            <text:p>15</text:p>
          </table:table-cell>
          <table:table-cell table:formula="of:= 5 + FLOOR([.$F39]/5; 1; 0) + FLOOR([.$F39]*[.$F39]/250; 1; 0)" office:value-type="float" office:value="15" calcext:value-type="float">
            <text:p>15</text:p>
          </table:table-cell>
          <table:table-cell table:formula="of:= [.$F39] + FLOOR([.$F39]*[.$F39]/50; 1; 0) + FLOOR([.$F39]*[.$F39]*[.$F39]/2500; 1; 0)" office:value-type="float" office:value="72" calcext:value-type="float">
            <text:p>72</text:p>
          </table:table-cell>
          <table:table-cell table:formula="of:=MAX(1; FLOOR([.$A39]*95/100; 1; 0))" office:value-type="float" office:value="34" calcext:value-type="float">
            <text:p>34</text:p>
          </table:table-cell>
          <table:table-cell table:formula="of:= 5 + FLOOR([.$J39]/5; 1; 0) + FLOOR([.$J39]*[.$J39]/250; 1; 0)" office:value-type="float" office:value="15" calcext:value-type="float">
            <text:p>15</text:p>
          </table:table-cell>
          <table:table-cell table:formula="of:= 5 + FLOOR([.$J39]/5; 1; 0) + FLOOR([.$J39]*[.$J39]/250; 1; 0)" office:value-type="float" office:value="15" calcext:value-type="float">
            <text:p>15</text:p>
          </table:table-cell>
          <table:table-cell table:formula="of:= [.$J39] + FLOOR([.$J39]*[.$J39]/50; 1; 0) + FLOOR([.$J39]*[.$J39]*[.$J39]/2500; 1; 0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0]" office:value-type="float" office:value="37" calcext:value-type="float">
            <text:p>37</text:p>
          </table:table-cell>
          <table:table-cell table:formula="of:= 5 + FLOOR([.$B40]/5; 1; 0) + FLOOR([.$B40]*[.$B40]/250; 1; 0)" office:value-type="float" office:value="17" calcext:value-type="float">
            <text:p>17</text:p>
          </table:table-cell>
          <table:table-cell table:formula="of:= 5 + FLOOR([.$B40]/5; 1; 0) + FLOOR([.$B40]*[.$B40]/250; 1; 0)" office:value-type="float" office:value="17" calcext:value-type="float">
            <text:p>17</text:p>
          </table:table-cell>
          <table:table-cell table:formula="of:= [.$B40] + FLOOR([.$B40]*[.$B40]/50; 1; 0) + FLOOR([.$B40]*[.$B40]*[.$B40]/2500; 1; 0)" office:value-type="float" office:value="84" calcext:value-type="float">
            <text:p>84</text:p>
          </table:table-cell>
          <table:table-cell table:formula="of:=MAX(1; FLOOR([.$A40]*97/100; 1; 0))" office:value-type="float" office:value="35" calcext:value-type="float">
            <text:p>35</text:p>
          </table:table-cell>
          <table:table-cell table:formula="of:= 5 + FLOOR([.$F40]/5; 1; 0) + FLOOR([.$F40]*[.$F40]/250; 1; 0)" office:value-type="float" office:value="16" calcext:value-type="float">
            <text:p>16</text:p>
          </table:table-cell>
          <table:table-cell table:formula="of:= 5 + FLOOR([.$F40]/5; 1; 0) + FLOOR([.$F40]*[.$F40]/250; 1; 0)" office:value-type="float" office:value="16" calcext:value-type="float">
            <text:p>16</text:p>
          </table:table-cell>
          <table:table-cell table:formula="of:= [.$F40] + FLOOR([.$F40]*[.$F40]/50; 1; 0) + FLOOR([.$F40]*[.$F40]*[.$F40]/2500; 1; 0)" office:value-type="float" office:value="76" calcext:value-type="float">
            <text:p>76</text:p>
          </table:table-cell>
          <table:table-cell table:formula="of:=MAX(1; FLOOR([.$A40]*95/100; 1; 0))" office:value-type="float" office:value="35" calcext:value-type="float">
            <text:p>35</text:p>
          </table:table-cell>
          <table:table-cell table:formula="of:= 5 + FLOOR([.$J40]/5; 1; 0) + FLOOR([.$J40]*[.$J40]/250; 1; 0)" office:value-type="float" office:value="16" calcext:value-type="float">
            <text:p>16</text:p>
          </table:table-cell>
          <table:table-cell table:formula="of:= 5 + FLOOR([.$J40]/5; 1; 0) + FLOOR([.$J40]*[.$J40]/250; 1; 0)" office:value-type="float" office:value="16" calcext:value-type="float">
            <text:p>16</text:p>
          </table:table-cell>
          <table:table-cell table:formula="of:= [.$J40] + FLOOR([.$J40]*[.$J40]/50; 1; 0) + FLOOR([.$J40]*[.$J40]*[.$J40]/2500; 1; 0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1]" office:value-type="float" office:value="38" calcext:value-type="float">
            <text:p>38</text:p>
          </table:table-cell>
          <table:table-cell table:formula="of:= 5 + FLOOR([.$B41]/5; 1; 0) + FLOOR([.$B41]*[.$B41]/250; 1; 0)" office:value-type="float" office:value="17" calcext:value-type="float">
            <text:p>17</text:p>
          </table:table-cell>
          <table:table-cell table:formula="of:= 5 + FLOOR([.$B41]/5; 1; 0) + FLOOR([.$B41]*[.$B41]/250; 1; 0)" office:value-type="float" office:value="17" calcext:value-type="float">
            <text:p>17</text:p>
          </table:table-cell>
          <table:table-cell table:formula="of:= [.$B41] + FLOOR([.$B41]*[.$B41]/50; 1; 0) + FLOOR([.$B41]*[.$B41]*[.$B41]/2500; 1; 0)" office:value-type="float" office:value="87" calcext:value-type="float">
            <text:p>87</text:p>
          </table:table-cell>
          <table:table-cell table:formula="of:=MAX(1; FLOOR([.$A41]*97/100; 1; 0))" office:value-type="float" office:value="36" calcext:value-type="float">
            <text:p>36</text:p>
          </table:table-cell>
          <table:table-cell table:formula="of:= 5 + FLOOR([.$F41]/5; 1; 0) + FLOOR([.$F41]*[.$F41]/250; 1; 0)" office:value-type="float" office:value="17" calcext:value-type="float">
            <text:p>17</text:p>
          </table:table-cell>
          <table:table-cell table:formula="of:= 5 + FLOOR([.$F41]/5; 1; 0) + FLOOR([.$F41]*[.$F41]/250; 1; 0)" office:value-type="float" office:value="17" calcext:value-type="float">
            <text:p>17</text:p>
          </table:table-cell>
          <table:table-cell table:formula="of:= [.$F41] + FLOOR([.$F41]*[.$F41]/50; 1; 0) + FLOOR([.$F41]*[.$F41]*[.$F41]/2500; 1; 0)" office:value-type="float" office:value="79" calcext:value-type="float">
            <text:p>79</text:p>
          </table:table-cell>
          <table:table-cell table:formula="of:=MAX(1; FLOOR([.$A41]*95/100; 1; 0))" office:value-type="float" office:value="36" calcext:value-type="float">
            <text:p>36</text:p>
          </table:table-cell>
          <table:table-cell table:formula="of:= 5 + FLOOR([.$J41]/5; 1; 0) + FLOOR([.$J41]*[.$J41]/250; 1; 0)" office:value-type="float" office:value="17" calcext:value-type="float">
            <text:p>17</text:p>
          </table:table-cell>
          <table:table-cell table:formula="of:= 5 + FLOOR([.$J41]/5; 1; 0) + FLOOR([.$J41]*[.$J41]/250; 1; 0)" office:value-type="float" office:value="17" calcext:value-type="float">
            <text:p>17</text:p>
          </table:table-cell>
          <table:table-cell table:formula="of:= [.$J41] + FLOOR([.$J41]*[.$J41]/50; 1; 0) + FLOOR([.$J41]*[.$J41]*[.$J41]/2500; 1; 0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2]" office:value-type="float" office:value="39" calcext:value-type="float">
            <text:p>39</text:p>
          </table:table-cell>
          <table:table-cell table:formula="of:= 5 + FLOOR([.$B42]/5; 1; 0) + FLOOR([.$B42]*[.$B42]/250; 1; 0)" office:value-type="float" office:value="18" calcext:value-type="float">
            <text:p>18</text:p>
          </table:table-cell>
          <table:table-cell table:formula="of:= 5 + FLOOR([.$B42]/5; 1; 0) + FLOOR([.$B42]*[.$B42]/250; 1; 0)" office:value-type="float" office:value="18" calcext:value-type="float">
            <text:p>18</text:p>
          </table:table-cell>
          <table:table-cell table:formula="of:= [.$B42] + FLOOR([.$B42]*[.$B42]/50; 1; 0) + FLOOR([.$B42]*[.$B42]*[.$B42]/2500; 1; 0)" office:value-type="float" office:value="92" calcext:value-type="float">
            <text:p>92</text:p>
          </table:table-cell>
          <table:table-cell table:formula="of:=MAX(1; FLOOR([.$A42]*97/100; 1; 0))" office:value-type="float" office:value="37" calcext:value-type="float">
            <text:p>37</text:p>
          </table:table-cell>
          <table:table-cell table:formula="of:= 5 + FLOOR([.$F42]/5; 1; 0) + FLOOR([.$F42]*[.$F42]/250; 1; 0)" office:value-type="float" office:value="17" calcext:value-type="float">
            <text:p>17</text:p>
          </table:table-cell>
          <table:table-cell table:formula="of:= 5 + FLOOR([.$F42]/5; 1; 0) + FLOOR([.$F42]*[.$F42]/250; 1; 0)" office:value-type="float" office:value="17" calcext:value-type="float">
            <text:p>17</text:p>
          </table:table-cell>
          <table:table-cell table:formula="of:= [.$F42] + FLOOR([.$F42]*[.$F42]/50; 1; 0) + FLOOR([.$F42]*[.$F42]*[.$F42]/2500; 1; 0)" office:value-type="float" office:value="84" calcext:value-type="float">
            <text:p>84</text:p>
          </table:table-cell>
          <table:table-cell table:formula="of:=MAX(1; FLOOR([.$A42]*95/100; 1; 0))" office:value-type="float" office:value="37" calcext:value-type="float">
            <text:p>37</text:p>
          </table:table-cell>
          <table:table-cell table:formula="of:= 5 + FLOOR([.$J42]/5; 1; 0) + FLOOR([.$J42]*[.$J42]/250; 1; 0)" office:value-type="float" office:value="17" calcext:value-type="float">
            <text:p>17</text:p>
          </table:table-cell>
          <table:table-cell table:formula="of:= 5 + FLOOR([.$J42]/5; 1; 0) + FLOOR([.$J42]*[.$J42]/250; 1; 0)" office:value-type="float" office:value="17" calcext:value-type="float">
            <text:p>17</text:p>
          </table:table-cell>
          <table:table-cell table:formula="of:= [.$J42] + FLOOR([.$J42]*[.$J42]/50; 1; 0) + FLOOR([.$J42]*[.$J42]*[.$J42]/2500; 1; 0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3]" office:value-type="float" office:value="40" calcext:value-type="float">
            <text:p>40</text:p>
          </table:table-cell>
          <table:table-cell table:formula="of:= 5 + FLOOR([.$B43]/5; 1; 0) + FLOOR([.$B43]*[.$B43]/250; 1; 0)" office:value-type="float" office:value="19" calcext:value-type="float">
            <text:p>19</text:p>
          </table:table-cell>
          <table:table-cell table:formula="of:= 5 + FLOOR([.$B43]/5; 1; 0) + FLOOR([.$B43]*[.$B43]/250; 1; 0)" office:value-type="float" office:value="19" calcext:value-type="float">
            <text:p>19</text:p>
          </table:table-cell>
          <table:table-cell table:formula="of:= [.$B43] + FLOOR([.$B43]*[.$B43]/50; 1; 0) + FLOOR([.$B43]*[.$B43]*[.$B43]/2500; 1; 0)" office:value-type="float" office:value="97" calcext:value-type="float">
            <text:p>97</text:p>
          </table:table-cell>
          <table:table-cell table:formula="of:=MAX(1; FLOOR([.$A43]*97/100; 1; 0))" office:value-type="float" office:value="38" calcext:value-type="float">
            <text:p>38</text:p>
          </table:table-cell>
          <table:table-cell table:formula="of:= 5 + FLOOR([.$F43]/5; 1; 0) + FLOOR([.$F43]*[.$F43]/250; 1; 0)" office:value-type="float" office:value="17" calcext:value-type="float">
            <text:p>17</text:p>
          </table:table-cell>
          <table:table-cell table:formula="of:= 5 + FLOOR([.$F43]/5; 1; 0) + FLOOR([.$F43]*[.$F43]/250; 1; 0)" office:value-type="float" office:value="17" calcext:value-type="float">
            <text:p>17</text:p>
          </table:table-cell>
          <table:table-cell table:formula="of:= [.$F43] + FLOOR([.$F43]*[.$F43]/50; 1; 0) + FLOOR([.$F43]*[.$F43]*[.$F43]/2500; 1; 0)" office:value-type="float" office:value="87" calcext:value-type="float">
            <text:p>87</text:p>
          </table:table-cell>
          <table:table-cell table:formula="of:=MAX(1; FLOOR([.$A43]*95/100; 1; 0))" office:value-type="float" office:value="38" calcext:value-type="float">
            <text:p>38</text:p>
          </table:table-cell>
          <table:table-cell table:formula="of:= 5 + FLOOR([.$J43]/5; 1; 0) + FLOOR([.$J43]*[.$J43]/250; 1; 0)" office:value-type="float" office:value="17" calcext:value-type="float">
            <text:p>17</text:p>
          </table:table-cell>
          <table:table-cell table:formula="of:= 5 + FLOOR([.$J43]/5; 1; 0) + FLOOR([.$J43]*[.$J43]/250; 1; 0)" office:value-type="float" office:value="17" calcext:value-type="float">
            <text:p>17</text:p>
          </table:table-cell>
          <table:table-cell table:formula="of:= [.$J43] + FLOOR([.$J43]*[.$J43]/50; 1; 0) + FLOOR([.$J43]*[.$J43]*[.$J43]/2500; 1; 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4]" office:value-type="float" office:value="41" calcext:value-type="float">
            <text:p>41</text:p>
          </table:table-cell>
          <table:table-cell table:formula="of:= 5 + FLOOR([.$B44]/5; 1; 0) + FLOOR([.$B44]*[.$B44]/250; 1; 0)" office:value-type="float" office:value="19" calcext:value-type="float">
            <text:p>19</text:p>
          </table:table-cell>
          <table:table-cell table:formula="of:= 5 + FLOOR([.$B44]/5; 1; 0) + FLOOR([.$B44]*[.$B44]/250; 1; 0)" office:value-type="float" office:value="19" calcext:value-type="float">
            <text:p>19</text:p>
          </table:table-cell>
          <table:table-cell table:formula="of:= [.$B44] + FLOOR([.$B44]*[.$B44]/50; 1; 0) + FLOOR([.$B44]*[.$B44]*[.$B44]/2500; 1; 0)" office:value-type="float" office:value="101" calcext:value-type="float">
            <text:p>101</text:p>
          </table:table-cell>
          <table:table-cell table:formula="of:=MAX(1; FLOOR([.$A44]*97/100; 1; 0))" office:value-type="float" office:value="39" calcext:value-type="float">
            <text:p>39</text:p>
          </table:table-cell>
          <table:table-cell table:formula="of:= 5 + FLOOR([.$F44]/5; 1; 0) + FLOOR([.$F44]*[.$F44]/250; 1; 0)" office:value-type="float" office:value="18" calcext:value-type="float">
            <text:p>18</text:p>
          </table:table-cell>
          <table:table-cell table:formula="of:= 5 + FLOOR([.$F44]/5; 1; 0) + FLOOR([.$F44]*[.$F44]/250; 1; 0)" office:value-type="float" office:value="18" calcext:value-type="float">
            <text:p>18</text:p>
          </table:table-cell>
          <table:table-cell table:formula="of:= [.$F44] + FLOOR([.$F44]*[.$F44]/50; 1; 0) + FLOOR([.$F44]*[.$F44]*[.$F44]/2500; 1; 0)" office:value-type="float" office:value="92" calcext:value-type="float">
            <text:p>92</text:p>
          </table:table-cell>
          <table:table-cell table:formula="of:=MAX(1; FLOOR([.$A44]*95/100; 1; 0))" office:value-type="float" office:value="38" calcext:value-type="float">
            <text:p>38</text:p>
          </table:table-cell>
          <table:table-cell table:formula="of:= 5 + FLOOR([.$J44]/5; 1; 0) + FLOOR([.$J44]*[.$J44]/250; 1; 0)" office:value-type="float" office:value="17" calcext:value-type="float">
            <text:p>17</text:p>
          </table:table-cell>
          <table:table-cell table:formula="of:= 5 + FLOOR([.$J44]/5; 1; 0) + FLOOR([.$J44]*[.$J44]/250; 1; 0)" office:value-type="float" office:value="17" calcext:value-type="float">
            <text:p>17</text:p>
          </table:table-cell>
          <table:table-cell table:formula="of:= [.$J44] + FLOOR([.$J44]*[.$J44]/50; 1; 0) + FLOOR([.$J44]*[.$J44]*[.$J44]/2500; 1; 0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5]" office:value-type="float" office:value="42" calcext:value-type="float">
            <text:p>42</text:p>
          </table:table-cell>
          <table:table-cell table:formula="of:= 5 + FLOOR([.$B45]/5; 1; 0) + FLOOR([.$B45]*[.$B45]/250; 1; 0)" office:value-type="float" office:value="20" calcext:value-type="float">
            <text:p>20</text:p>
          </table:table-cell>
          <table:table-cell table:formula="of:= 5 + FLOOR([.$B45]/5; 1; 0) + FLOOR([.$B45]*[.$B45]/250; 1; 0)" office:value-type="float" office:value="20" calcext:value-type="float">
            <text:p>20</text:p>
          </table:table-cell>
          <table:table-cell table:formula="of:= [.$B45] + FLOOR([.$B45]*[.$B45]/50; 1; 0) + FLOOR([.$B45]*[.$B45]*[.$B45]/2500; 1; 0)" office:value-type="float" office:value="106" calcext:value-type="float">
            <text:p>106</text:p>
          </table:table-cell>
          <table:table-cell table:formula="of:=MAX(1; FLOOR([.$A45]*97/100; 1; 0))" office:value-type="float" office:value="40" calcext:value-type="float">
            <text:p>40</text:p>
          </table:table-cell>
          <table:table-cell table:formula="of:= 5 + FLOOR([.$F45]/5; 1; 0) + FLOOR([.$F45]*[.$F45]/250; 1; 0)" office:value-type="float" office:value="19" calcext:value-type="float">
            <text:p>19</text:p>
          </table:table-cell>
          <table:table-cell table:formula="of:= 5 + FLOOR([.$F45]/5; 1; 0) + FLOOR([.$F45]*[.$F45]/250; 1; 0)" office:value-type="float" office:value="19" calcext:value-type="float">
            <text:p>19</text:p>
          </table:table-cell>
          <table:table-cell table:formula="of:= [.$F45] + FLOOR([.$F45]*[.$F45]/50; 1; 0) + FLOOR([.$F45]*[.$F45]*[.$F45]/2500; 1; 0)" office:value-type="float" office:value="97" calcext:value-type="float">
            <text:p>97</text:p>
          </table:table-cell>
          <table:table-cell table:formula="of:=MAX(1; FLOOR([.$A45]*95/100; 1; 0))" office:value-type="float" office:value="39" calcext:value-type="float">
            <text:p>39</text:p>
          </table:table-cell>
          <table:table-cell table:formula="of:= 5 + FLOOR([.$J45]/5; 1; 0) + FLOOR([.$J45]*[.$J45]/250; 1; 0)" office:value-type="float" office:value="18" calcext:value-type="float">
            <text:p>18</text:p>
          </table:table-cell>
          <table:table-cell table:formula="of:= 5 + FLOOR([.$J45]/5; 1; 0) + FLOOR([.$J45]*[.$J45]/250; 1; 0)" office:value-type="float" office:value="18" calcext:value-type="float">
            <text:p>18</text:p>
          </table:table-cell>
          <table:table-cell table:formula="of:= [.$J45] + FLOOR([.$J45]*[.$J45]/50; 1; 0) + FLOOR([.$J45]*[.$J45]*[.$J45]/2500; 1; 0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6]" office:value-type="float" office:value="43" calcext:value-type="float">
            <text:p>43</text:p>
          </table:table-cell>
          <table:table-cell table:formula="of:= 5 + FLOOR([.$B46]/5; 1; 0) + FLOOR([.$B46]*[.$B46]/250; 1; 0)" office:value-type="float" office:value="20" calcext:value-type="float">
            <text:p>20</text:p>
          </table:table-cell>
          <table:table-cell table:formula="of:= 5 + FLOOR([.$B46]/5; 1; 0) + FLOOR([.$B46]*[.$B46]/250; 1; 0)" office:value-type="float" office:value="20" calcext:value-type="float">
            <text:p>20</text:p>
          </table:table-cell>
          <table:table-cell table:formula="of:= [.$B46] + FLOOR([.$B46]*[.$B46]/50; 1; 0) + FLOOR([.$B46]*[.$B46]*[.$B46]/2500; 1; 0)" office:value-type="float" office:value="110" calcext:value-type="float">
            <text:p>110</text:p>
          </table:table-cell>
          <table:table-cell table:formula="of:=MAX(1; FLOOR([.$A46]*97/100; 1; 0))" office:value-type="float" office:value="41" calcext:value-type="float">
            <text:p>41</text:p>
          </table:table-cell>
          <table:table-cell table:formula="of:= 5 + FLOOR([.$F46]/5; 1; 0) + FLOOR([.$F46]*[.$F46]/250; 1; 0)" office:value-type="float" office:value="19" calcext:value-type="float">
            <text:p>19</text:p>
          </table:table-cell>
          <table:table-cell table:formula="of:= 5 + FLOOR([.$F46]/5; 1; 0) + FLOOR([.$F46]*[.$F46]/250; 1; 0)" office:value-type="float" office:value="19" calcext:value-type="float">
            <text:p>19</text:p>
          </table:table-cell>
          <table:table-cell table:formula="of:= [.$F46] + FLOOR([.$F46]*[.$F46]/50; 1; 0) + FLOOR([.$F46]*[.$F46]*[.$F46]/2500; 1; 0)" office:value-type="float" office:value="101" calcext:value-type="float">
            <text:p>101</text:p>
          </table:table-cell>
          <table:table-cell table:formula="of:=MAX(1; FLOOR([.$A46]*95/100; 1; 0))" office:value-type="float" office:value="40" calcext:value-type="float">
            <text:p>40</text:p>
          </table:table-cell>
          <table:table-cell table:formula="of:= 5 + FLOOR([.$J46]/5; 1; 0) + FLOOR([.$J46]*[.$J46]/250; 1; 0)" office:value-type="float" office:value="19" calcext:value-type="float">
            <text:p>19</text:p>
          </table:table-cell>
          <table:table-cell table:formula="of:= 5 + FLOOR([.$J46]/5; 1; 0) + FLOOR([.$J46]*[.$J46]/250; 1; 0)" office:value-type="float" office:value="19" calcext:value-type="float">
            <text:p>19</text:p>
          </table:table-cell>
          <table:table-cell table:formula="of:= [.$J46] + FLOOR([.$J46]*[.$J46]/50; 1; 0) + FLOOR([.$J46]*[.$J46]*[.$J46]/2500; 1; 0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7]" office:value-type="float" office:value="44" calcext:value-type="float">
            <text:p>44</text:p>
          </table:table-cell>
          <table:table-cell table:formula="of:= 5 + FLOOR([.$B47]/5; 1; 0) + FLOOR([.$B47]*[.$B47]/250; 1; 0)" office:value-type="float" office:value="20" calcext:value-type="float">
            <text:p>20</text:p>
          </table:table-cell>
          <table:table-cell table:formula="of:= 5 + FLOOR([.$B47]/5; 1; 0) + FLOOR([.$B47]*[.$B47]/250; 1; 0)" office:value-type="float" office:value="20" calcext:value-type="float">
            <text:p>20</text:p>
          </table:table-cell>
          <table:table-cell table:formula="of:= [.$B47] + FLOOR([.$B47]*[.$B47]/50; 1; 0) + FLOOR([.$B47]*[.$B47]*[.$B47]/2500; 1; 0)" office:value-type="float" office:value="116" calcext:value-type="float">
            <text:p>116</text:p>
          </table:table-cell>
          <table:table-cell table:formula="of:=MAX(1; FLOOR([.$A47]*97/100; 1; 0))" office:value-type="float" office:value="42" calcext:value-type="float">
            <text:p>42</text:p>
          </table:table-cell>
          <table:table-cell table:formula="of:= 5 + FLOOR([.$F47]/5; 1; 0) + FLOOR([.$F47]*[.$F47]/250; 1; 0)" office:value-type="float" office:value="20" calcext:value-type="float">
            <text:p>20</text:p>
          </table:table-cell>
          <table:table-cell table:formula="of:= 5 + FLOOR([.$F47]/5; 1; 0) + FLOOR([.$F47]*[.$F47]/250; 1; 0)" office:value-type="float" office:value="20" calcext:value-type="float">
            <text:p>20</text:p>
          </table:table-cell>
          <table:table-cell table:formula="of:= [.$F47] + FLOOR([.$F47]*[.$F47]/50; 1; 0) + FLOOR([.$F47]*[.$F47]*[.$F47]/2500; 1; 0)" office:value-type="float" office:value="106" calcext:value-type="float">
            <text:p>106</text:p>
          </table:table-cell>
          <table:table-cell table:formula="of:=MAX(1; FLOOR([.$A47]*95/100; 1; 0))" office:value-type="float" office:value="41" calcext:value-type="float">
            <text:p>41</text:p>
          </table:table-cell>
          <table:table-cell table:formula="of:= 5 + FLOOR([.$J47]/5; 1; 0) + FLOOR([.$J47]*[.$J47]/250; 1; 0)" office:value-type="float" office:value="19" calcext:value-type="float">
            <text:p>19</text:p>
          </table:table-cell>
          <table:table-cell table:formula="of:= 5 + FLOOR([.$J47]/5; 1; 0) + FLOOR([.$J47]*[.$J47]/250; 1; 0)" office:value-type="float" office:value="19" calcext:value-type="float">
            <text:p>19</text:p>
          </table:table-cell>
          <table:table-cell table:formula="of:= [.$J47] + FLOOR([.$J47]*[.$J47]/50; 1; 0) + FLOOR([.$J47]*[.$J47]*[.$J47]/2500; 1; 0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8]" office:value-type="float" office:value="45" calcext:value-type="float">
            <text:p>45</text:p>
          </table:table-cell>
          <table:table-cell table:formula="of:= 5 + FLOOR([.$B48]/5; 1; 0) + FLOOR([.$B48]*[.$B48]/250; 1; 0)" office:value-type="float" office:value="22" calcext:value-type="float">
            <text:p>22</text:p>
          </table:table-cell>
          <table:table-cell table:formula="of:= 5 + FLOOR([.$B48]/5; 1; 0) + FLOOR([.$B48]*[.$B48]/250; 1; 0)" office:value-type="float" office:value="22" calcext:value-type="float">
            <text:p>22</text:p>
          </table:table-cell>
          <table:table-cell table:formula="of:= [.$B48] + FLOOR([.$B48]*[.$B48]/50; 1; 0) + FLOOR([.$B48]*[.$B48]*[.$B48]/2500; 1; 0)" office:value-type="float" office:value="121" calcext:value-type="float">
            <text:p>121</text:p>
          </table:table-cell>
          <table:table-cell table:formula="of:=MAX(1; FLOOR([.$A48]*97/100; 1; 0))" office:value-type="float" office:value="43" calcext:value-type="float">
            <text:p>43</text:p>
          </table:table-cell>
          <table:table-cell table:formula="of:= 5 + FLOOR([.$F48]/5; 1; 0) + FLOOR([.$F48]*[.$F48]/250; 1; 0)" office:value-type="float" office:value="20" calcext:value-type="float">
            <text:p>20</text:p>
          </table:table-cell>
          <table:table-cell table:formula="of:= 5 + FLOOR([.$F48]/5; 1; 0) + FLOOR([.$F48]*[.$F48]/250; 1; 0)" office:value-type="float" office:value="20" calcext:value-type="float">
            <text:p>20</text:p>
          </table:table-cell>
          <table:table-cell table:formula="of:= [.$F48] + FLOOR([.$F48]*[.$F48]/50; 1; 0) + FLOOR([.$F48]*[.$F48]*[.$F48]/2500; 1; 0)" office:value-type="float" office:value="110" calcext:value-type="float">
            <text:p>110</text:p>
          </table:table-cell>
          <table:table-cell table:formula="of:=MAX(1; FLOOR([.$A48]*95/100; 1; 0))" office:value-type="float" office:value="42" calcext:value-type="float">
            <text:p>42</text:p>
          </table:table-cell>
          <table:table-cell table:formula="of:= 5 + FLOOR([.$J48]/5; 1; 0) + FLOOR([.$J48]*[.$J48]/250; 1; 0)" office:value-type="float" office:value="20" calcext:value-type="float">
            <text:p>20</text:p>
          </table:table-cell>
          <table:table-cell table:formula="of:= 5 + FLOOR([.$J48]/5; 1; 0) + FLOOR([.$J48]*[.$J48]/250; 1; 0)" office:value-type="float" office:value="20" calcext:value-type="float">
            <text:p>20</text:p>
          </table:table-cell>
          <table:table-cell table:formula="of:= [.$J48] + FLOOR([.$J48]*[.$J48]/50; 1; 0) + FLOOR([.$J48]*[.$J48]*[.$J48]/2500; 1; 0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9]" office:value-type="float" office:value="46" calcext:value-type="float">
            <text:p>46</text:p>
          </table:table-cell>
          <table:table-cell table:formula="of:= 5 + FLOOR([.$B49]/5; 1; 0) + FLOOR([.$B49]*[.$B49]/250; 1; 0)" office:value-type="float" office:value="22" calcext:value-type="float">
            <text:p>22</text:p>
          </table:table-cell>
          <table:table-cell table:formula="of:= 5 + FLOOR([.$B49]/5; 1; 0) + FLOOR([.$B49]*[.$B49]/250; 1; 0)" office:value-type="float" office:value="22" calcext:value-type="float">
            <text:p>22</text:p>
          </table:table-cell>
          <table:table-cell table:formula="of:= [.$B49] + FLOOR([.$B49]*[.$B49]/50; 1; 0) + FLOOR([.$B49]*[.$B49]*[.$B49]/2500; 1; 0)" office:value-type="float" office:value="126" calcext:value-type="float">
            <text:p>126</text:p>
          </table:table-cell>
          <table:table-cell table:formula="of:=MAX(1; FLOOR([.$A49]*97/100; 1; 0))" office:value-type="float" office:value="44" calcext:value-type="float">
            <text:p>44</text:p>
          </table:table-cell>
          <table:table-cell table:formula="of:= 5 + FLOOR([.$F49]/5; 1; 0) + FLOOR([.$F49]*[.$F49]/250; 1; 0)" office:value-type="float" office:value="20" calcext:value-type="float">
            <text:p>20</text:p>
          </table:table-cell>
          <table:table-cell table:formula="of:= 5 + FLOOR([.$F49]/5; 1; 0) + FLOOR([.$F49]*[.$F49]/250; 1; 0)" office:value-type="float" office:value="20" calcext:value-type="float">
            <text:p>20</text:p>
          </table:table-cell>
          <table:table-cell table:formula="of:= [.$F49] + FLOOR([.$F49]*[.$F49]/50; 1; 0) + FLOOR([.$F49]*[.$F49]*[.$F49]/2500; 1; 0)" office:value-type="float" office:value="116" calcext:value-type="float">
            <text:p>116</text:p>
          </table:table-cell>
          <table:table-cell table:formula="of:=MAX(1; FLOOR([.$A49]*95/100; 1; 0))" office:value-type="float" office:value="43" calcext:value-type="float">
            <text:p>43</text:p>
          </table:table-cell>
          <table:table-cell table:formula="of:= 5 + FLOOR([.$J49]/5; 1; 0) + FLOOR([.$J49]*[.$J49]/250; 1; 0)" office:value-type="float" office:value="20" calcext:value-type="float">
            <text:p>20</text:p>
          </table:table-cell>
          <table:table-cell table:formula="of:= 5 + FLOOR([.$J49]/5; 1; 0) + FLOOR([.$J49]*[.$J49]/250; 1; 0)" office:value-type="float" office:value="20" calcext:value-type="float">
            <text:p>20</text:p>
          </table:table-cell>
          <table:table-cell table:formula="of:= [.$J49] + FLOOR([.$J49]*[.$J49]/50; 1; 0) + FLOOR([.$J49]*[.$J49]*[.$J49]/2500; 1; 0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50]" office:value-type="float" office:value="47" calcext:value-type="float">
            <text:p>47</text:p>
          </table:table-cell>
          <table:table-cell table:formula="of:= 5 + FLOOR([.$B50]/5; 1; 0) + FLOOR([.$B50]*[.$B50]/250; 1; 0)" office:value-type="float" office:value="22" calcext:value-type="float">
            <text:p>22</text:p>
          </table:table-cell>
          <table:table-cell table:formula="of:= 5 + FLOOR([.$B50]/5; 1; 0) + FLOOR([.$B50]*[.$B50]/250; 1; 0)" office:value-type="float" office:value="22" calcext:value-type="float">
            <text:p>22</text:p>
          </table:table-cell>
          <table:table-cell table:formula="of:= [.$B50] + FLOOR([.$B50]*[.$B50]/50; 1; 0) + FLOOR([.$B50]*[.$B50]*[.$B50]/2500; 1; 0)" office:value-type="float" office:value="132" calcext:value-type="float">
            <text:p>132</text:p>
          </table:table-cell>
          <table:table-cell table:formula="of:=MAX(1; FLOOR([.$A50]*97/100; 1; 0))" office:value-type="float" office:value="45" calcext:value-type="float">
            <text:p>45</text:p>
          </table:table-cell>
          <table:table-cell table:formula="of:= 5 + FLOOR([.$F50]/5; 1; 0) + FLOOR([.$F50]*[.$F50]/250; 1; 0)" office:value-type="float" office:value="22" calcext:value-type="float">
            <text:p>22</text:p>
          </table:table-cell>
          <table:table-cell table:formula="of:= 5 + FLOOR([.$F50]/5; 1; 0) + FLOOR([.$F50]*[.$F50]/250; 1; 0)" office:value-type="float" office:value="22" calcext:value-type="float">
            <text:p>22</text:p>
          </table:table-cell>
          <table:table-cell table:formula="of:= [.$F50] + FLOOR([.$F50]*[.$F50]/50; 1; 0) + FLOOR([.$F50]*[.$F50]*[.$F50]/2500; 1; 0)" office:value-type="float" office:value="121" calcext:value-type="float">
            <text:p>121</text:p>
          </table:table-cell>
          <table:table-cell table:formula="of:=MAX(1; FLOOR([.$A50]*95/100; 1; 0))" office:value-type="float" office:value="44" calcext:value-type="float">
            <text:p>44</text:p>
          </table:table-cell>
          <table:table-cell table:formula="of:= 5 + FLOOR([.$J50]/5; 1; 0) + FLOOR([.$J50]*[.$J50]/250; 1; 0)" office:value-type="float" office:value="20" calcext:value-type="float">
            <text:p>20</text:p>
          </table:table-cell>
          <table:table-cell table:formula="of:= 5 + FLOOR([.$J50]/5; 1; 0) + FLOOR([.$J50]*[.$J50]/250; 1; 0)" office:value-type="float" office:value="20" calcext:value-type="float">
            <text:p>20</text:p>
          </table:table-cell>
          <table:table-cell table:formula="of:= [.$J50] + FLOOR([.$J50]*[.$J50]/50; 1; 0) + FLOOR([.$J50]*[.$J50]*[.$J50]/2500; 1; 0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1]" office:value-type="float" office:value="48" calcext:value-type="float">
            <text:p>48</text:p>
          </table:table-cell>
          <table:table-cell table:formula="of:= 5 + FLOOR([.$B51]/5; 1; 0) + FLOOR([.$B51]*[.$B51]/250; 1; 0)" office:value-type="float" office:value="23" calcext:value-type="float">
            <text:p>23</text:p>
          </table:table-cell>
          <table:table-cell table:formula="of:= 5 + FLOOR([.$B51]/5; 1; 0) + FLOOR([.$B51]*[.$B51]/250; 1; 0)" office:value-type="float" office:value="23" calcext:value-type="float">
            <text:p>23</text:p>
          </table:table-cell>
          <table:table-cell table:formula="of:= [.$B51] + FLOOR([.$B51]*[.$B51]/50; 1; 0) + FLOOR([.$B51]*[.$B51]*[.$B51]/2500; 1; 0)" office:value-type="float" office:value="138" calcext:value-type="float">
            <text:p>138</text:p>
          </table:table-cell>
          <table:table-cell table:formula="of:=MAX(1; FLOOR([.$A51]*97/100; 1; 0))" office:value-type="float" office:value="46" calcext:value-type="float">
            <text:p>46</text:p>
          </table:table-cell>
          <table:table-cell table:formula="of:= 5 + FLOOR([.$F51]/5; 1; 0) + FLOOR([.$F51]*[.$F51]/250; 1; 0)" office:value-type="float" office:value="22" calcext:value-type="float">
            <text:p>22</text:p>
          </table:table-cell>
          <table:table-cell table:formula="of:= 5 + FLOOR([.$F51]/5; 1; 0) + FLOOR([.$F51]*[.$F51]/250; 1; 0)" office:value-type="float" office:value="22" calcext:value-type="float">
            <text:p>22</text:p>
          </table:table-cell>
          <table:table-cell table:formula="of:= [.$F51] + FLOOR([.$F51]*[.$F51]/50; 1; 0) + FLOOR([.$F51]*[.$F51]*[.$F51]/2500; 1; 0)" office:value-type="float" office:value="126" calcext:value-type="float">
            <text:p>126</text:p>
          </table:table-cell>
          <table:table-cell table:formula="of:=MAX(1; FLOOR([.$A51]*95/100; 1; 0))" office:value-type="float" office:value="45" calcext:value-type="float">
            <text:p>45</text:p>
          </table:table-cell>
          <table:table-cell table:formula="of:= 5 + FLOOR([.$J51]/5; 1; 0) + FLOOR([.$J51]*[.$J51]/250; 1; 0)" office:value-type="float" office:value="22" calcext:value-type="float">
            <text:p>22</text:p>
          </table:table-cell>
          <table:table-cell table:formula="of:= 5 + FLOOR([.$J51]/5; 1; 0) + FLOOR([.$J51]*[.$J51]/250; 1; 0)" office:value-type="float" office:value="22" calcext:value-type="float">
            <text:p>22</text:p>
          </table:table-cell>
          <table:table-cell table:formula="of:= [.$J51] + FLOOR([.$J51]*[.$J51]/50; 1; 0) + FLOOR([.$J51]*[.$J51]*[.$J51]/2500; 1; 0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2]" office:value-type="float" office:value="49" calcext:value-type="float">
            <text:p>49</text:p>
          </table:table-cell>
          <table:table-cell table:formula="of:= 5 + FLOOR([.$B52]/5; 1; 0) + FLOOR([.$B52]*[.$B52]/250; 1; 0)" office:value-type="float" office:value="23" calcext:value-type="float">
            <text:p>23</text:p>
          </table:table-cell>
          <table:table-cell table:formula="of:= 5 + FLOOR([.$B52]/5; 1; 0) + FLOOR([.$B52]*[.$B52]/250; 1; 0)" office:value-type="float" office:value="23" calcext:value-type="float">
            <text:p>23</text:p>
          </table:table-cell>
          <table:table-cell table:formula="of:= [.$B52] + FLOOR([.$B52]*[.$B52]/50; 1; 0) + FLOOR([.$B52]*[.$B52]*[.$B52]/2500; 1; 0)" office:value-type="float" office:value="144" calcext:value-type="float">
            <text:p>144</text:p>
          </table:table-cell>
          <table:table-cell table:formula="of:=MAX(1; FLOOR([.$A52]*97/100; 1; 0))" office:value-type="float" office:value="47" calcext:value-type="float">
            <text:p>47</text:p>
          </table:table-cell>
          <table:table-cell table:formula="of:= 5 + FLOOR([.$F52]/5; 1; 0) + FLOOR([.$F52]*[.$F52]/250; 1; 0)" office:value-type="float" office:value="22" calcext:value-type="float">
            <text:p>22</text:p>
          </table:table-cell>
          <table:table-cell table:formula="of:= 5 + FLOOR([.$F52]/5; 1; 0) + FLOOR([.$F52]*[.$F52]/250; 1; 0)" office:value-type="float" office:value="22" calcext:value-type="float">
            <text:p>22</text:p>
          </table:table-cell>
          <table:table-cell table:formula="of:= [.$F52] + FLOOR([.$F52]*[.$F52]/50; 1; 0) + FLOOR([.$F52]*[.$F52]*[.$F52]/2500; 1; 0)" office:value-type="float" office:value="132" calcext:value-type="float">
            <text:p>132</text:p>
          </table:table-cell>
          <table:table-cell table:formula="of:=MAX(1; FLOOR([.$A52]*95/100; 1; 0))" office:value-type="float" office:value="46" calcext:value-type="float">
            <text:p>46</text:p>
          </table:table-cell>
          <table:table-cell table:formula="of:= 5 + FLOOR([.$J52]/5; 1; 0) + FLOOR([.$J52]*[.$J52]/250; 1; 0)" office:value-type="float" office:value="22" calcext:value-type="float">
            <text:p>22</text:p>
          </table:table-cell>
          <table:table-cell table:formula="of:= 5 + FLOOR([.$J52]/5; 1; 0) + FLOOR([.$J52]*[.$J52]/250; 1; 0)" office:value-type="float" office:value="22" calcext:value-type="float">
            <text:p>22</text:p>
          </table:table-cell>
          <table:table-cell table:formula="of:= [.$J52] + FLOOR([.$J52]*[.$J52]/50; 1; 0) + FLOOR([.$J52]*[.$J52]*[.$J52]/2500; 1; 0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3]" office:value-type="float" office:value="50" calcext:value-type="float">
            <text:p>50</text:p>
          </table:table-cell>
          <table:table-cell table:formula="of:= 5 + FLOOR([.$B53]/5; 1; 0) + FLOOR([.$B53]*[.$B53]/250; 1; 0)" office:value-type="float" office:value="25" calcext:value-type="float">
            <text:p>25</text:p>
          </table:table-cell>
          <table:table-cell table:formula="of:= 5 + FLOOR([.$B53]/5; 1; 0) + FLOOR([.$B53]*[.$B53]/250; 1; 0)" office:value-type="float" office:value="25" calcext:value-type="float">
            <text:p>25</text:p>
          </table:table-cell>
          <table:table-cell table:formula="of:= [.$B53] + FLOOR([.$B53]*[.$B53]/50; 1; 0) + FLOOR([.$B53]*[.$B53]*[.$B53]/2500; 1; 0)" office:value-type="float" office:value="150" calcext:value-type="float">
            <text:p>150</text:p>
          </table:table-cell>
          <table:table-cell table:formula="of:=MAX(1; FLOOR([.$A53]*97/100; 1; 0))" office:value-type="float" office:value="48" calcext:value-type="float">
            <text:p>48</text:p>
          </table:table-cell>
          <table:table-cell table:formula="of:= 5 + FLOOR([.$F53]/5; 1; 0) + FLOOR([.$F53]*[.$F53]/250; 1; 0)" office:value-type="float" office:value="23" calcext:value-type="float">
            <text:p>23</text:p>
          </table:table-cell>
          <table:table-cell table:formula="of:= 5 + FLOOR([.$F53]/5; 1; 0) + FLOOR([.$F53]*[.$F53]/250; 1; 0)" office:value-type="float" office:value="23" calcext:value-type="float">
            <text:p>23</text:p>
          </table:table-cell>
          <table:table-cell table:formula="of:= [.$F53] + FLOOR([.$F53]*[.$F53]/50; 1; 0) + FLOOR([.$F53]*[.$F53]*[.$F53]/2500; 1; 0)" office:value-type="float" office:value="138" calcext:value-type="float">
            <text:p>138</text:p>
          </table:table-cell>
          <table:table-cell table:formula="of:=MAX(1; FLOOR([.$A53]*95/100; 1; 0))" office:value-type="float" office:value="47" calcext:value-type="float">
            <text:p>47</text:p>
          </table:table-cell>
          <table:table-cell table:formula="of:= 5 + FLOOR([.$J53]/5; 1; 0) + FLOOR([.$J53]*[.$J53]/250; 1; 0)" office:value-type="float" office:value="22" calcext:value-type="float">
            <text:p>22</text:p>
          </table:table-cell>
          <table:table-cell table:formula="of:= 5 + FLOOR([.$J53]/5; 1; 0) + FLOOR([.$J53]*[.$J53]/250; 1; 0)" office:value-type="float" office:value="22" calcext:value-type="float">
            <text:p>22</text:p>
          </table:table-cell>
          <table:table-cell table:formula="of:= [.$J53] + FLOOR([.$J53]*[.$J53]/50; 1; 0) + FLOOR([.$J53]*[.$J53]*[.$J53]/2500; 1; 0)" office:value-type="float" office:value="132" calcext:value-type="float">
            <text:p>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9T15:27:42.600119706</meta:creation-date>
    <dc:date>2015-12-29T15:38:02.745448401</dc:date>
    <meta:editing-duration>PT5M51S</meta:editing-duration>
    <meta:editing-cycles>4</meta:editing-cycles>
    <meta:generator>LibreOffice/4.2.8.2$Linux_X86_64 LibreOffice_project/420m0$Build-2</meta:generator>
    <meta:document-statistic meta:table-count="1" meta:cell-count="666" meta:object-count="0"/>
  </office:meta>
</office:document-meta>
</file>